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.16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293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2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ce1"/>
        <table:table-column table:style-name="co6" table:default-cell-style-name="ce1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_vx</text:p>
          </table:table-cell>
          <table:table-cell office:value-type="string" calcext:value-type="string">
            <text:p>x_</text:p>
          </table:table-cell>
          <table:table-cell/>
          <table:table-cell office:value-type="string" calcext:value-type="string">
            <text:p>ex</text:p>
          </table:table-cell>
          <table:table-cell/>
          <table:table-cell office:value-type="string" calcext:value-type="string">
            <text:p>kalman_vx</text:p>
          </table:table-cell>
          <table:table-cell office:value-type="string" calcext:value-type="string">
            <text:p>kalman_vy</text:p>
          </table:table-cell>
          <table:table-cell office:value-type="string" calcext:value-type="string">
            <text:p>e_vx</text:p>
          </table:table-cell>
          <table:table-cell office:value-type="string" calcext:value-type="string">
            <text:p>e_vy</text:p>
          </table:table-cell>
          <table:table-cell/>
          <table:table-cell office:value-type="string" calcext:value-type="string">
            <text:p>MITTELWERT ex</text:p>
          </table:table-cell>
          <table:table-cell table:formula="of:=AVERAGE([.I3:.I32])" office:value-type="float" office:value="0.0000552445213599965" calcext:value-type="float">
            <text:p>5.52445213599965E-005</text:p>
          </table:table-cell>
          <table:table-cell/>
          <table:table-cell office:value-type="string" calcext:value-type="string">
            <text:p>Ex – mean</text:p>
          </table:table-cell>
          <table:table-cell table:style-name="Default" office:value-type="string" calcext:value-type="string">
            <text:p>outside sigma 1</text:p>
          </table:table-cell>
          <table:table-cell table:style-name="Default" office:value-type="string" calcext:value-type="string">
            <text:p>Sigma 2</text:p>
          </table:table-cell>
          <table:table-cell table:number-columns-repeated="2"/>
          <table:table-cell office:value-type="string" calcext:value-type="string">
            <text:p>p inside s1</text:p>
          </table:table-cell>
          <table:table-cell table:formula="of:=COUNTIF([.T3:.T72];1)/69" office:value-type="float" office:value="0.710144927536232" calcext:value-type="float">
            <text:p>0.7101449275</text:p>
          </table:table-cell>
        </table:table-row>
        <table:table-row table:style-name="ro1">
          <table:table-cell office:value-type="float" office:value="0.485312" calcext:value-type="float">
            <text:p>0.485312</text:p>
          </table:table-cell>
          <table:table-cell office:value-type="float" office:value="-0.276434" calcext:value-type="float">
            <text:p>-0.276434</text:p>
          </table:table-cell>
          <table:table-cell office:value-type="float" office:value="-4.68024" calcext:value-type="float">
            <text:p>-4.68024</text:p>
          </table:table-cell>
          <table:table-cell office:value-type="float" office:value="0.868318" calcext:value-type="float">
            <text:p>0.868318</text:p>
          </table:table-cell>
          <table:table-cell office:value-type="float" office:value="0.00224719" calcext:value-type="float">
            <text:p>0.00224719</text:p>
          </table:table-cell>
          <table:table-cell table:number-columns-repeated="10"/>
          <table:table-cell office:value-type="string" calcext:value-type="string">
            <text:p>STABW ex</text:p>
          </table:table-cell>
          <table:table-cell table:formula="of:=STDEV([.I3:.I72])" office:value-type="float" office:value="0.000237595395662649" calcext:value-type="float">
            <text:p>0.000237595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office:value-type="string" calcext:value-type="string">
            <text:p>p inside s2</text:p>
          </table:table-cell>
          <table:table-cell table:formula="of:=COUNTIF([.U3:.U72];1)/69" office:value-type="float" office:value="0.971014492753623" calcext:value-type="float">
            <text:p>0.9710144928</text:p>
          </table:table-cell>
        </table:table-row>
        <table:table-row table:style-name="ro1">
          <table:table-cell office:value-type="float" office:value="0.474664" calcext:value-type="float">
            <text:p>0.474664</text:p>
          </table:table-cell>
          <table:table-cell office:value-type="float" office:value="-0.274549" calcext:value-type="float">
            <text:p>-0.274549</text:p>
          </table:table-cell>
          <table:table-cell office:value-type="float" office:value="-4.7385" calcext:value-type="float">
            <text:p>-4.7385</text:p>
          </table:table-cell>
          <table:table-cell office:value-type="float" office:value="0.838731" calcext:value-type="float">
            <text:p>0.838731</text:p>
          </table:table-cell>
          <table:table-cell office:value-type="float" office:value="0.00224719" calcext:value-type="float">
            <text:p>0.00224719</text:p>
          </table:table-cell>
          <table:table-cell table:formula="of:=[.C3]-[.C2]" office:value-type="float" office:value="-0.0582599999999998" calcext:value-type="float">
            <text:p>-0.05826</text:p>
          </table:table-cell>
          <table:table-cell table:formula="of:=[.A2]+[.C2]*[.$E2]" office:value-type="float" office:value="0.4747946114744" calcext:value-type="float">
            <text:p>0.4747946115</text:p>
          </table:table-cell>
          <table:table-cell/>
          <table:table-cell table:formula="of:=[.G3]-[.A3]" office:value-type="float" office:value="0.000130611474399966" calcext:value-type="float">
            <text:p>0.0001306115</text:p>
          </table:table-cell>
          <table:table-cell/>
          <table:table-cell office:value-type="float" office:value="0.474664" calcext:value-type="float">
            <text:p>0.474664</text:p>
          </table:table-cell>
          <table:table-cell office:value-type="float" office:value="-0.274549" calcext:value-type="float">
            <text:p>-0.274549</text:p>
          </table:table-cell>
          <table:table-cell table:formula="of:=[.A3]-[.K3]" office:value-type="float" office:value="0" calcext:value-type="float">
            <text:p>0</text:p>
          </table:table-cell>
          <table:table-cell table:formula="of:=[.B3]-[.L3]" office:value-type="float" office:value="0" calcext:value-type="float">
            <text:p>0</text:p>
          </table:table-cell>
          <table:table-cell/>
          <table:table-cell office:value-type="string" calcext:value-type="string">
            <text:p>VAR ex</text:p>
          </table:table-cell>
          <table:table-cell table:formula="of:=COM.MICROSOFT.VAR.P([.I3:.I72])" office:value-type="float" office:value="0.0000000556451210109465" calcext:value-type="float">
            <text:p>5.56451210109465E-008</text:p>
          </table:table-cell>
          <table:table-cell/>
          <table:table-cell table:formula="of:=[.I3]-[.$Q$1]" office:value-type="float" office:value="0.0000753669530399699" calcext:value-type="float">
            <text:p>0.000075367</text:p>
          </table:table-cell>
          <table:table-cell table:formula="of:=ABS([.$S3])&lt;[.$Q$2]" office:value-type="boolean" office:boolean-value="true" calcext:value-type="boolean">
            <text:p>WAHR</text:p>
          </table:table-cell>
          <table:table-cell table:formula="of:=ABS([.$S3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463812" calcext:value-type="float">
            <text:p>0.463812</text:p>
          </table:table-cell>
          <table:table-cell office:value-type="float" office:value="-0.272299" calcext:value-type="float">
            <text:p>-0.272299</text:p>
          </table:table-cell>
          <table:table-cell office:value-type="float" office:value="-4.82921" calcext:value-type="float">
            <text:p>-4.82921</text:p>
          </table:table-cell>
          <table:table-cell office:value-type="float" office:value="1.0013" calcext:value-type="float">
            <text:p>1.0013</text:p>
          </table:table-cell>
          <table:table-cell office:value-type="float" office:value="0.00224719" calcext:value-type="float">
            <text:p>0.00224719</text:p>
          </table:table-cell>
          <table:table-cell table:formula="of:=[.C4]-[.C3]" office:value-type="float" office:value="-0.0907099999999996" calcext:value-type="float">
            <text:p>-0.09071</text:p>
          </table:table-cell>
          <table:table-cell table:formula="of:=[.A3]+[.C3]*[.$E3]" office:value-type="float" office:value="0.464015690185" calcext:value-type="float">
            <text:p>0.4640156902</text:p>
          </table:table-cell>
          <table:table-cell/>
          <table:table-cell table:formula="of:=[.G4]-[.A4]" office:value-type="float" office:value="0.000203690184999994" calcext:value-type="float">
            <text:p>0.0002036902</text:p>
          </table:table-cell>
          <table:table-cell/>
          <table:table-cell office:value-type="float" office:value="0.463812" calcext:value-type="float">
            <text:p>0.463812</text:p>
          </table:table-cell>
          <table:table-cell office:value-type="float" office:value="-0.272299" calcext:value-type="float">
            <text:p>-0.272299</text:p>
          </table:table-cell>
          <table:table-cell table:formula="of:=[.A4]-[.K4]" office:value-type="float" office:value="0" calcext:value-type="float">
            <text:p>0</text:p>
          </table:table-cell>
          <table:table-cell table:formula="of:=[.B4]-[.L4]" office:value-type="float" office:value="0" calcext:value-type="float">
            <text:p>0</text:p>
          </table:table-cell>
          <table:table-cell table:number-columns-repeated="4"/>
          <table:table-cell table:formula="of:=[.I4]-[.$Q$1]" office:value-type="float" office:value="0.000148445663639997" calcext:value-type="float">
            <text:p>0.0001484457</text:p>
          </table:table-cell>
          <table:table-cell table:formula="of:=ABS([.$S4])&lt;[.$Q$2]" office:value-type="boolean" office:boolean-value="true" calcext:value-type="boolean">
            <text:p>WAHR</text:p>
          </table:table-cell>
          <table:table-cell table:formula="of:=ABS([.$S4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452933" calcext:value-type="float">
            <text:p>0.452933</text:p>
          </table:table-cell>
          <table:table-cell office:value-type="float" office:value="-0.270396" calcext:value-type="float">
            <text:p>-0.270396</text:p>
          </table:table-cell>
          <table:table-cell office:value-type="float" office:value="-4.84097" calcext:value-type="float">
            <text:p>-4.84097</text:p>
          </table:table-cell>
          <table:table-cell office:value-type="float" office:value="0.846555" calcext:value-type="float">
            <text:p>0.846555</text:p>
          </table:table-cell>
          <table:table-cell office:value-type="float" office:value="0.00224719" calcext:value-type="float">
            <text:p>0.00224719</text:p>
          </table:table-cell>
          <table:table-cell table:formula="of:=[.C5]-[.C4]" office:value-type="float" office:value="-0.0117600000000007" calcext:value-type="float">
            <text:p>-0.01176</text:p>
          </table:table-cell>
          <table:table-cell table:formula="of:=[.A4]+[.C4]*[.$E4]" office:value-type="float" office:value="0.4529598475801" calcext:value-type="float">
            <text:p>0.4529598476</text:p>
          </table:table-cell>
          <table:table-cell/>
          <table:table-cell table:formula="of:=[.G5]-[.A5]" office:value-type="float" office:value="0.0000268475801000201" calcext:value-type="float">
            <text:p>2.68475801000201E-005</text:p>
          </table:table-cell>
          <table:table-cell/>
          <table:table-cell office:value-type="float" office:value="0.452933" calcext:value-type="float">
            <text:p>0.452933</text:p>
          </table:table-cell>
          <table:table-cell office:value-type="float" office:value="-0.270396" calcext:value-type="float">
            <text:p>-0.270396</text:p>
          </table:table-cell>
          <table:table-cell table:formula="of:=[.A5]-[.K5]" office:value-type="float" office:value="0" calcext:value-type="float">
            <text:p>0</text:p>
          </table:table-cell>
          <table:table-cell table:formula="of:=[.B5]-[.L5]" office:value-type="float" office:value="0" calcext:value-type="float">
            <text:p>0</text:p>
          </table:table-cell>
          <table:table-cell/>
          <table:table-cell office:value-type="string" calcext:value-type="string">
            <text:p>MITTELWERT d_vx</text:p>
          </table:table-cell>
          <table:table-cell table:formula="of:=AVERAGE([.F3:.F72])" office:value-type="float" office:value="0.000175714285714295" calcext:value-type="float">
            <text:p>0.0001757143</text:p>
          </table:table-cell>
          <table:table-cell/>
          <table:table-cell table:formula="of:=[.I5]-[.$Q$1]" office:value-type="float" office:value="-0.0000283969412599764" calcext:value-type="float">
            <text:p>-2.83969412599764E-005</text:p>
          </table:table-cell>
          <table:table-cell table:formula="of:=ABS([.$S5])&lt;[.$Q$2]" office:value-type="boolean" office:boolean-value="true" calcext:value-type="boolean">
            <text:p>WAHR</text:p>
          </table:table-cell>
          <table:table-cell table:formula="of:=ABS([.$S5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442074" calcext:value-type="float">
            <text:p>0.442074</text:p>
          </table:table-cell>
          <table:table-cell office:value-type="float" office:value="-0.268139" calcext:value-type="float">
            <text:p>-0.268139</text:p>
          </table:table-cell>
          <table:table-cell office:value-type="float" office:value="-4.83246" calcext:value-type="float">
            <text:p>-4.83246</text:p>
          </table:table-cell>
          <table:table-cell office:value-type="float" office:value="1.00456" calcext:value-type="float">
            <text:p>1.00456</text:p>
          </table:table-cell>
          <table:table-cell office:value-type="float" office:value="0.00224719" calcext:value-type="float">
            <text:p>0.00224719</text:p>
          </table:table-cell>
          <table:table-cell table:formula="of:=[.C6]-[.C5]" office:value-type="float" office:value="0.00851000000000024" calcext:value-type="float">
            <text:p>0.00851</text:p>
          </table:table-cell>
          <table:table-cell table:formula="of:=[.A5]+[.C5]*[.$E5]" office:value-type="float" office:value="0.4420544206257" calcext:value-type="float">
            <text:p>0.4420544206</text:p>
          </table:table-cell>
          <table:table-cell/>
          <table:table-cell table:formula="of:=[.G6]-[.A6]" office:value-type="float" office:value="-0.0000195793742999717" calcext:value-type="float">
            <text:p>-1.95793742999717E-005</text:p>
          </table:table-cell>
          <table:table-cell/>
          <table:table-cell office:value-type="float" office:value="0.442074" calcext:value-type="float">
            <text:p>0.442074</text:p>
          </table:table-cell>
          <table:table-cell office:value-type="float" office:value="-0.268139" calcext:value-type="float">
            <text:p>-0.268139</text:p>
          </table:table-cell>
          <table:table-cell table:formula="of:=[.A6]-[.K6]" office:value-type="float" office:value="0" calcext:value-type="float">
            <text:p>0</text:p>
          </table:table-cell>
          <table:table-cell table:formula="of:=[.B6]-[.L6]" office:value-type="float" office:value="0" calcext:value-type="float">
            <text:p>0</text:p>
          </table:table-cell>
          <table:table-cell/>
          <table:table-cell office:value-type="string" calcext:value-type="string">
            <text:p>damping</text:p>
          </table:table-cell>
          <table:table-cell table:formula="of:=[.Q5]/[.E2]" office:value-type="float" office:value="0.0781928923296628" calcext:value-type="float">
            <text:p>0.0781928923</text:p>
          </table:table-cell>
          <table:table-cell/>
          <table:table-cell table:formula="of:=[.I6]-[.$Q$1]" office:value-type="float" office:value="-0.0000748238956599682" calcext:value-type="float">
            <text:p>-7.48238956599682E-005</text:p>
          </table:table-cell>
          <table:table-cell table:formula="of:=ABS([.$S6])&lt;[.$Q$2]" office:value-type="boolean" office:boolean-value="true" calcext:value-type="boolean">
            <text:p>WAHR</text:p>
          </table:table-cell>
          <table:table-cell table:formula="of:=ABS([.$S6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431072" calcext:value-type="float">
            <text:p>0.431072</text:p>
          </table:table-cell>
          <table:table-cell office:value-type="float" office:value="-0.266205" calcext:value-type="float">
            <text:p>-0.266205</text:p>
          </table:table-cell>
          <table:table-cell office:value-type="float" office:value="-4.89601" calcext:value-type="float">
            <text:p>-4.89601</text:p>
          </table:table-cell>
          <table:table-cell office:value-type="float" office:value="0.860732" calcext:value-type="float">
            <text:p>0.860732</text:p>
          </table:table-cell>
          <table:table-cell office:value-type="float" office:value="0.00224719" calcext:value-type="float">
            <text:p>0.00224719</text:p>
          </table:table-cell>
          <table:table-cell table:formula="of:=[.C7]-[.C6]" office:value-type="float" office:value="-0.0635500000000002" calcext:value-type="float">
            <text:p>-0.06355</text:p>
          </table:table-cell>
          <table:table-cell table:formula="of:=[.A6]+[.C6]*[.$E6]" office:value-type="float" office:value="0.4312145442126" calcext:value-type="float">
            <text:p>0.4312145442</text:p>
          </table:table-cell>
          <table:table-cell/>
          <table:table-cell table:formula="of:=[.G7]-[.A7]" office:value-type="float" office:value="0.000142544212600015" calcext:value-type="float">
            <text:p>0.0001425442</text:p>
          </table:table-cell>
          <table:table-cell/>
          <table:table-cell office:value-type="float" office:value="0.431072" calcext:value-type="float">
            <text:p>0.431072</text:p>
          </table:table-cell>
          <table:table-cell office:value-type="float" office:value="-0.266205" calcext:value-type="float">
            <text:p>-0.266205</text:p>
          </table:table-cell>
          <table:table-cell table:formula="of:=[.A7]-[.K7]" office:value-type="float" office:value="0" calcext:value-type="float">
            <text:p>0</text:p>
          </table:table-cell>
          <table:table-cell table:formula="of:=[.B7]-[.L7]" office:value-type="float" office:value="0" calcext:value-type="float">
            <text:p>0</text:p>
          </table:table-cell>
          <table:table-cell/>
          <table:table-cell office:value-type="string" calcext:value-type="string">
            <text:p>STABW d_vx</text:p>
          </table:table-cell>
          <table:table-cell table:formula="of:=STDEV([.F3:.F72])" office:value-type="float" office:value="0.105734348189997" calcext:value-type="float">
            <text:p>0.1057343482</text:p>
          </table:table-cell>
          <table:table-cell/>
          <table:table-cell table:formula="of:=[.I7]-[.$Q$1]" office:value-type="float" office:value="0.0000872996912400189" calcext:value-type="float">
            <text:p>8.72996912400189E-005</text:p>
          </table:table-cell>
          <table:table-cell table:formula="of:=ABS([.$S7])&lt;[.$Q$2]" office:value-type="boolean" office:boolean-value="true" calcext:value-type="boolean">
            <text:p>WAHR</text:p>
          </table:table-cell>
          <table:table-cell table:formula="of:=ABS([.$S7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419913" calcext:value-type="float">
            <text:p>0.419913</text:p>
          </table:table-cell>
          <table:table-cell office:value-type="float" office:value="-0.264049" calcext:value-type="float">
            <text:p>-0.264049</text:p>
          </table:table-cell>
          <table:table-cell office:value-type="float" office:value="-4.96556" calcext:value-type="float">
            <text:p>-4.96556</text:p>
          </table:table-cell>
          <table:table-cell office:value-type="float" office:value="0.959216" calcext:value-type="float">
            <text:p>0.959216</text:p>
          </table:table-cell>
          <table:table-cell office:value-type="float" office:value="0.00224719" calcext:value-type="float">
            <text:p>0.00224719</text:p>
          </table:table-cell>
          <table:table-cell table:formula="of:=[.C8]-[.C7]" office:value-type="float" office:value="-0.0695499999999996" calcext:value-type="float">
            <text:p>-0.06955</text:p>
          </table:table-cell>
          <table:table-cell table:formula="of:=[.A7]+[.C7]*[.$E7]" office:value-type="float" office:value="0.4200697352881" calcext:value-type="float">
            <text:p>0.4200697353</text:p>
          </table:table-cell>
          <table:table-cell/>
          <table:table-cell table:formula="of:=[.G8]-[.A8]" office:value-type="float" office:value="0.000156735288099952" calcext:value-type="float">
            <text:p>0.0001567353</text:p>
          </table:table-cell>
          <table:table-cell/>
          <table:table-cell office:value-type="float" office:value="0.419913" calcext:value-type="float">
            <text:p>0.419913</text:p>
          </table:table-cell>
          <table:table-cell office:value-type="float" office:value="-0.264049" calcext:value-type="float">
            <text:p>-0.264049</text:p>
          </table:table-cell>
          <table:table-cell table:formula="of:=[.A8]-[.K8]" office:value-type="float" office:value="0" calcext:value-type="float">
            <text:p>0</text:p>
          </table:table-cell>
          <table:table-cell table:formula="of:=[.B8]-[.L8]" office:value-type="float" office:value="0" calcext:value-type="float">
            <text:p>0</text:p>
          </table:table-cell>
          <table:table-cell/>
          <table:table-cell office:value-type="string" calcext:value-type="string">
            <text:p>VAR d_vx</text:p>
          </table:table-cell>
          <table:table-cell table:formula="of:=COM.MICROSOFT.VAR.P([.F3:.F72])" office:value-type="float" office:value="0.0110200416387755" calcext:value-type="float">
            <text:p>0.0110200416</text:p>
          </table:table-cell>
          <table:table-cell/>
          <table:table-cell table:formula="of:=[.I8]-[.$Q$1]" office:value-type="float" office:value="0.000101490766739955" calcext:value-type="float">
            <text:p>0.0001014908</text:p>
          </table:table-cell>
          <table:table-cell table:formula="of:=ABS([.$S8])&lt;[.$Q$2]" office:value-type="boolean" office:boolean-value="true" calcext:value-type="boolean">
            <text:p>WAHR</text:p>
          </table:table-cell>
          <table:table-cell table:formula="of:=ABS([.$S8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40882" calcext:value-type="float">
            <text:p>0.40882</text:p>
          </table:table-cell>
          <table:table-cell office:value-type="float" office:value="-0.261816" calcext:value-type="float">
            <text:p>-0.261816</text:p>
          </table:table-cell>
          <table:table-cell office:value-type="float" office:value="-4.93637" calcext:value-type="float">
            <text:p>-4.93637</text:p>
          </table:table-cell>
          <table:table-cell office:value-type="float" office:value="0.994003" calcext:value-type="float">
            <text:p>0.994003</text:p>
          </table:table-cell>
          <table:table-cell office:value-type="float" office:value="0.00224719" calcext:value-type="float">
            <text:p>0.00224719</text:p>
          </table:table-cell>
          <table:table-cell table:formula="of:=[.C9]-[.C8]" office:value-type="float" office:value="0.0291899999999998" calcext:value-type="float">
            <text:p>0.02919</text:p>
          </table:table-cell>
          <table:table-cell table:formula="of:=[.A8]+[.C8]*[.$E8]" office:value-type="float" office:value="0.4087544432236" calcext:value-type="float">
            <text:p>0.4087544432</text:p>
          </table:table-cell>
          <table:table-cell/>
          <table:table-cell table:formula="of:=[.G9]-[.A9]" office:value-type="float" office:value="-0.000065556776400022" calcext:value-type="float">
            <text:p>-6.5556776400022E-005</text:p>
          </table:table-cell>
          <table:table-cell/>
          <table:table-cell office:value-type="float" office:value="0.40882" calcext:value-type="float">
            <text:p>0.40882</text:p>
          </table:table-cell>
          <table:table-cell office:value-type="float" office:value="-0.261816" calcext:value-type="float">
            <text:p>-0.261816</text:p>
          </table:table-cell>
          <table:table-cell table:formula="of:=[.A9]-[.K9]" office:value-type="float" office:value="0" calcext:value-type="float">
            <text:p>0</text:p>
          </table:table-cell>
          <table:table-cell table:formula="of:=[.B9]-[.L9]" office:value-type="float" office:value="0" calcext:value-type="float">
            <text:p>0</text:p>
          </table:table-cell>
          <table:table-cell table:number-columns-repeated="4"/>
          <table:table-cell table:formula="of:=[.I9]-[.$Q$1]" office:value-type="float" office:value="-0.000120801297760018" calcext:value-type="float">
            <text:p>-0.0001208013</text:p>
          </table:table-cell>
          <table:table-cell table:formula="of:=ABS([.$S9])&lt;[.$Q$2]" office:value-type="boolean" office:boolean-value="true" calcext:value-type="boolean">
            <text:p>WAHR</text:p>
          </table:table-cell>
          <table:table-cell table:formula="of:=ABS([.$S9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39758" calcext:value-type="float">
            <text:p>0.39758</text:p>
          </table:table-cell>
          <table:table-cell office:value-type="float" office:value="-0.259625" calcext:value-type="float">
            <text:p>-0.259625</text:p>
          </table:table-cell>
          <table:table-cell office:value-type="float" office:value="-5.00179" calcext:value-type="float">
            <text:p>-5.00179</text:p>
          </table:table-cell>
          <table:table-cell office:value-type="float" office:value="0.974799" calcext:value-type="float">
            <text:p>0.974799</text:p>
          </table:table-cell>
          <table:table-cell office:value-type="float" office:value="0.00224719" calcext:value-type="float">
            <text:p>0.00224719</text:p>
          </table:table-cell>
          <table:table-cell table:formula="of:=[.C10]-[.C9]" office:value-type="float" office:value="-0.0654199999999996" calcext:value-type="float">
            <text:p>-0.06542</text:p>
          </table:table-cell>
          <table:table-cell table:formula="of:=[.A9]+[.C9]*[.$E9]" office:value-type="float" office:value="0.3977270386997" calcext:value-type="float">
            <text:p>0.3977270387</text:p>
          </table:table-cell>
          <table:table-cell/>
          <table:table-cell table:formula="of:=[.G10]-[.A10]" office:value-type="float" office:value="0.000147038699699953" calcext:value-type="float">
            <text:p>0.0001470387</text:p>
          </table:table-cell>
          <table:table-cell/>
          <table:table-cell office:value-type="float" office:value="0.39758" calcext:value-type="float">
            <text:p>0.39758</text:p>
          </table:table-cell>
          <table:table-cell office:value-type="float" office:value="-0.259625" calcext:value-type="float">
            <text:p>-0.259625</text:p>
          </table:table-cell>
          <table:table-cell table:formula="of:=[.A10]-[.K10]" office:value-type="float" office:value="0" calcext:value-type="float">
            <text:p>0</text:p>
          </table:table-cell>
          <table:table-cell table:formula="of:=[.B10]-[.L10]" office:value-type="float" office:value="0" calcext:value-type="float">
            <text:p>0</text:p>
          </table:table-cell>
          <table:table-cell/>
          <table:table-cell office:value-type="string" calcext:value-type="string">
            <text:p>Sinvolle procces dv</text:p>
          </table:table-cell>
          <table:table-cell table:number-columns-repeated="2"/>
          <table:table-cell table:formula="of:=[.I10]-[.$Q$1]" office:value-type="float" office:value="0.0000917941783399564" calcext:value-type="float">
            <text:p>9.17941783399564E-005</text:p>
          </table:table-cell>
          <table:table-cell table:formula="of:=ABS([.$S10])&lt;[.$Q$2]" office:value-type="boolean" office:boolean-value="true" calcext:value-type="boolean">
            <text:p>WAHR</text:p>
          </table:table-cell>
          <table:table-cell table:formula="of:=ABS([.$S10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386299" calcext:value-type="float">
            <text:p>0.386299</text:p>
          </table:table-cell>
          <table:table-cell office:value-type="float" office:value="-0.257416" calcext:value-type="float">
            <text:p>-0.257416</text:p>
          </table:table-cell>
          <table:table-cell office:value-type="float" office:value="-5.01992" calcext:value-type="float">
            <text:p>-5.01992</text:p>
          </table:table-cell>
          <table:table-cell office:value-type="float" office:value="0.983008" calcext:value-type="float">
            <text:p>0.983008</text:p>
          </table:table-cell>
          <table:table-cell office:value-type="float" office:value="0.00224719" calcext:value-type="float">
            <text:p>0.00224719</text:p>
          </table:table-cell>
          <table:table-cell table:formula="of:=[.C11]-[.C10]" office:value-type="float" office:value="-0.0181300000000002" calcext:value-type="float">
            <text:p>-0.01813</text:p>
          </table:table-cell>
          <table:table-cell table:formula="of:=[.A10]+[.C10]*[.$E10]" office:value-type="float" office:value="0.3863400275299" calcext:value-type="float">
            <text:p>0.3863400275</text:p>
          </table:table-cell>
          <table:table-cell/>
          <table:table-cell table:formula="of:=[.G11]-[.A11]" office:value-type="float" office:value="0.0000410275299000396" calcext:value-type="float">
            <text:p>4.10275299000396E-005</text:p>
          </table:table-cell>
          <table:table-cell/>
          <table:table-cell office:value-type="float" office:value="0.386299" calcext:value-type="float">
            <text:p>0.386299</text:p>
          </table:table-cell>
          <table:table-cell office:value-type="float" office:value="-0.257416" calcext:value-type="float">
            <text:p>-0.257416</text:p>
          </table:table-cell>
          <table:table-cell table:formula="of:=[.A11]-[.K11]" office:value-type="float" office:value="0" calcext:value-type="float">
            <text:p>0</text:p>
          </table:table-cell>
          <table:table-cell table:formula="of:=[.B11]-[.L11]" office:value-type="float" office:value="0" calcext:value-type="float">
            <text:p>0</text:p>
          </table:table-cell>
          <table:table-cell/>
          <table:table-cell office:value-type="string" calcext:value-type="string">
            <text:p>0.5m/s</text:p>
          </table:table-cell>
          <table:table-cell table:number-columns-repeated="2"/>
          <table:table-cell table:formula="of:=[.I11]-[.$Q$1]" office:value-type="float" office:value="-0.000014216991459957" calcext:value-type="float">
            <text:p>-0.000014217</text:p>
          </table:table-cell>
          <table:table-cell table:formula="of:=ABS([.$S11])&lt;[.$Q$2]" office:value-type="boolean" office:boolean-value="true" calcext:value-type="boolean">
            <text:p>WAHR</text:p>
          </table:table-cell>
          <table:table-cell table:formula="of:=ABS([.$S11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374875" calcext:value-type="float">
            <text:p>0.374875</text:p>
          </table:table-cell>
          <table:table-cell office:value-type="float" office:value="-0.255096" calcext:value-type="float">
            <text:p>-0.255096</text:p>
          </table:table-cell>
          <table:table-cell office:value-type="float" office:value="-5.08368" calcext:value-type="float">
            <text:p>-5.08368</text:p>
          </table:table-cell>
          <table:table-cell office:value-type="float" office:value="1.03232" calcext:value-type="float">
            <text:p>1.03232</text:p>
          </table:table-cell>
          <table:table-cell office:value-type="float" office:value="0.00224719" calcext:value-type="float">
            <text:p>0.00224719</text:p>
          </table:table-cell>
          <table:table-cell table:formula="of:=[.C12]-[.C11]" office:value-type="float" office:value="-0.0637600000000003" calcext:value-type="float">
            <text:p>-0.06376</text:p>
          </table:table-cell>
          <table:table-cell table:formula="of:=[.A11]+[.C11]*[.$E11]" office:value-type="float" office:value="0.3750182859752" calcext:value-type="float">
            <text:p>0.375018286</text:p>
          </table:table-cell>
          <table:table-cell/>
          <table:table-cell table:formula="of:=[.G12]-[.A12]" office:value-type="float" office:value="0.000143285975200025" calcext:value-type="float">
            <text:p>0.000143286</text:p>
          </table:table-cell>
          <table:table-cell/>
          <table:table-cell office:value-type="float" office:value="0.374875" calcext:value-type="float">
            <text:p>0.374875</text:p>
          </table:table-cell>
          <table:table-cell office:value-type="float" office:value="-0.255096" calcext:value-type="float">
            <text:p>-0.255096</text:p>
          </table:table-cell>
          <table:table-cell table:formula="of:=[.A12]-[.K12]" office:value-type="float" office:value="0" calcext:value-type="float">
            <text:p>0</text:p>
          </table:table-cell>
          <table:table-cell table:formula="of:=[.B12]-[.L12]" office:value-type="float" office:value="0" calcext:value-type="float">
            <text:p>0</text:p>
          </table:table-cell>
          <table:table-cell/>
          <table:table-cell table:formula="of:=(0.5*[.E2])^2" office:value-type="float" office:value="0.000001262465724025" calcext:value-type="float">
            <text:p>1.262465724025E-006</text:p>
          </table:table-cell>
          <table:table-cell table:number-columns-repeated="2"/>
          <table:table-cell table:formula="of:=[.I12]-[.$Q$1]" office:value-type="float" office:value="0.0000880414538400283" calcext:value-type="float">
            <text:p>8.80414538400283E-005</text:p>
          </table:table-cell>
          <table:table-cell table:formula="of:=ABS([.$S12])&lt;[.$Q$2]" office:value-type="boolean" office:boolean-value="true" calcext:value-type="boolean">
            <text:p>WAHR</text:p>
          </table:table-cell>
          <table:table-cell table:formula="of:=ABS([.$S12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363466" calcext:value-type="float">
            <text:p>0.363466</text:p>
          </table:table-cell>
          <table:table-cell office:value-type="float" office:value="-0.25288" calcext:value-type="float">
            <text:p>-0.25288</text:p>
          </table:table-cell>
          <table:table-cell office:value-type="float" office:value="-5.07709" calcext:value-type="float">
            <text:p>-5.07709</text:p>
          </table:table-cell>
          <table:table-cell office:value-type="float" office:value="0.986311" calcext:value-type="float">
            <text:p>0.986311</text:p>
          </table:table-cell>
          <table:table-cell office:value-type="float" office:value="0.00224719" calcext:value-type="float">
            <text:p>0.00224719</text:p>
          </table:table-cell>
          <table:table-cell table:formula="of:=[.C13]-[.C12]" office:value-type="float" office:value="0.0065900000000001" calcext:value-type="float">
            <text:p>0.00659</text:p>
          </table:table-cell>
          <table:table-cell table:formula="of:=[.A12]+[.C12]*[.$E12]" office:value-type="float" office:value="0.3634510051408" calcext:value-type="float">
            <text:p>0.3634510051</text:p>
          </table:table-cell>
          <table:table-cell/>
          <table:table-cell table:formula="of:=[.G13]-[.A13]" office:value-type="float" office:value="-0.0000149948592000348" calcext:value-type="float">
            <text:p>-1.49948592000348E-005</text:p>
          </table:table-cell>
          <table:table-cell/>
          <table:table-cell office:value-type="float" office:value="0.363466" calcext:value-type="float">
            <text:p>0.363466</text:p>
          </table:table-cell>
          <table:table-cell office:value-type="float" office:value="-0.25288" calcext:value-type="float">
            <text:p>-0.25288</text:p>
          </table:table-cell>
          <table:table-cell table:formula="of:=[.A13]-[.K13]" office:value-type="float" office:value="0" calcext:value-type="float">
            <text:p>0</text:p>
          </table:table-cell>
          <table:table-cell table:formula="of:=[.B13]-[.L13]" office:value-type="float" office:value="0" calcext:value-type="float">
            <text:p>0</text:p>
          </table:table-cell>
          <table:table-cell table:number-columns-repeated="4"/>
          <table:table-cell table:formula="of:=[.I13]-[.$Q$1]" office:value-type="float" office:value="-0.0000702393805600314" calcext:value-type="float">
            <text:p>-7.02393805600314E-005</text:p>
          </table:table-cell>
          <table:table-cell table:formula="of:=ABS([.$S13])&lt;[.$Q$2]" office:value-type="boolean" office:boolean-value="true" calcext:value-type="boolean">
            <text:p>WAHR</text:p>
          </table:table-cell>
          <table:table-cell table:formula="of:=ABS([.$S13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351955" calcext:value-type="float">
            <text:p>0.351955</text:p>
          </table:table-cell>
          <table:table-cell office:value-type="float" office:value="-0.25062" calcext:value-type="float">
            <text:p>-0.25062</text:p>
          </table:table-cell>
          <table:table-cell office:value-type="float" office:value="-5.12257" calcext:value-type="float">
            <text:p>-5.12257</text:p>
          </table:table-cell>
          <table:table-cell office:value-type="float" office:value="1.00538" calcext:value-type="float">
            <text:p>1.00538</text:p>
          </table:table-cell>
          <table:table-cell office:value-type="float" office:value="0.00224719" calcext:value-type="float">
            <text:p>0.00224719</text:p>
          </table:table-cell>
          <table:table-cell table:formula="of:=[.C14]-[.C13]" office:value-type="float" office:value="-0.0454799999999995" calcext:value-type="float">
            <text:p>-0.04548</text:p>
          </table:table-cell>
          <table:table-cell table:formula="of:=[.A13]+[.C13]*[.$E13]" office:value-type="float" office:value="0.3520568141229" calcext:value-type="float">
            <text:p>0.3520568141</text:p>
          </table:table-cell>
          <table:table-cell/>
          <table:table-cell table:formula="of:=[.G14]-[.A14]" office:value-type="float" office:value="0.000101814122900057" calcext:value-type="float">
            <text:p>0.0001018141</text:p>
          </table:table-cell>
          <table:table-cell/>
          <table:table-cell office:value-type="float" office:value="0.351955" calcext:value-type="float">
            <text:p>0.351955</text:p>
          </table:table-cell>
          <table:table-cell office:value-type="float" office:value="-0.25062" calcext:value-type="float">
            <text:p>-0.25062</text:p>
          </table:table-cell>
          <table:table-cell table:formula="of:=[.A14]-[.K14]" office:value-type="float" office:value="0" calcext:value-type="float">
            <text:p>0</text:p>
          </table:table-cell>
          <table:table-cell table:formula="of:=[.B14]-[.L14]" office:value-type="float" office:value="0" calcext:value-type="float">
            <text:p>0</text:p>
          </table:table-cell>
          <table:table-cell table:number-columns-repeated="4"/>
          <table:table-cell table:formula="of:=[.I14]-[.$Q$1]" office:value-type="float" office:value="0.0000465696015400604" calcext:value-type="float">
            <text:p>4.65696015400604E-005</text:p>
          </table:table-cell>
          <table:table-cell table:formula="of:=ABS([.$S14])&lt;[.$Q$2]" office:value-type="boolean" office:boolean-value="true" calcext:value-type="boolean">
            <text:p>WAHR</text:p>
          </table:table-cell>
          <table:table-cell table:formula="of:=ABS([.$S14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340266" calcext:value-type="float">
            <text:p>0.340266</text:p>
          </table:table-cell>
          <table:table-cell office:value-type="float" office:value="-0.248043" calcext:value-type="float">
            <text:p>-0.248043</text:p>
          </table:table-cell>
          <table:table-cell office:value-type="float" office:value="-5.2017" calcext:value-type="float">
            <text:p>-5.2017</text:p>
          </table:table-cell>
          <table:table-cell office:value-type="float" office:value="1.14687" calcext:value-type="float">
            <text:p>1.14687</text:p>
          </table:table-cell>
          <table:table-cell office:value-type="float" office:value="0.00224719" calcext:value-type="float">
            <text:p>0.00224719</text:p>
          </table:table-cell>
          <table:table-cell table:formula="of:=[.C15]-[.C14]" office:value-type="float" office:value="-0.0791300000000001" calcext:value-type="float">
            <text:p>-0.07913</text:p>
          </table:table-cell>
          <table:table-cell table:formula="of:=[.A14]+[.C14]*[.$E14]" office:value-type="float" office:value="0.3404436119217" calcext:value-type="float">
            <text:p>0.3404436119</text:p>
          </table:table-cell>
          <table:table-cell/>
          <table:table-cell table:formula="of:=[.G15]-[.A15]" office:value-type="float" office:value="0.000177611921700016" calcext:value-type="float">
            <text:p>0.0001776119</text:p>
          </table:table-cell>
          <table:table-cell/>
          <table:table-cell office:value-type="float" office:value="0.340266" calcext:value-type="float">
            <text:p>0.340266</text:p>
          </table:table-cell>
          <table:table-cell office:value-type="float" office:value="-0.248043" calcext:value-type="float">
            <text:p>-0.248043</text:p>
          </table:table-cell>
          <table:table-cell table:formula="of:=[.A15]-[.K15]" office:value-type="float" office:value="0" calcext:value-type="float">
            <text:p>0</text:p>
          </table:table-cell>
          <table:table-cell table:formula="of:=[.B15]-[.L15]" office:value-type="float" office:value="0" calcext:value-type="float">
            <text:p>0</text:p>
          </table:table-cell>
          <table:table-cell table:number-columns-repeated="4"/>
          <table:table-cell table:formula="of:=[.I15]-[.$Q$1]" office:value-type="float" office:value="0.00012236740034002" calcext:value-type="float">
            <text:p>0.0001223674</text:p>
          </table:table-cell>
          <table:table-cell table:formula="of:=ABS([.$S15])&lt;[.$Q$2]" office:value-type="boolean" office:boolean-value="true" calcext:value-type="boolean">
            <text:p>WAHR</text:p>
          </table:table-cell>
          <table:table-cell table:formula="of:=ABS([.$S15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328715" calcext:value-type="float">
            <text:p>0.328715</text:p>
          </table:table-cell>
          <table:table-cell office:value-type="float" office:value="-0.245644" calcext:value-type="float">
            <text:p>-0.245644</text:p>
          </table:table-cell>
          <table:table-cell office:value-type="float" office:value="-5.14002" calcext:value-type="float">
            <text:p>-5.14002</text:p>
          </table:table-cell>
          <table:table-cell office:value-type="float" office:value="1.06778" calcext:value-type="float">
            <text:p>1.06778</text:p>
          </table:table-cell>
          <table:table-cell office:value-type="float" office:value="0.00224719" calcext:value-type="float">
            <text:p>0.00224719</text:p>
          </table:table-cell>
          <table:table-cell table:formula="of:=[.C16]-[.C15]" office:value-type="float" office:value="0.06168" calcext:value-type="float">
            <text:p>0.06168</text:p>
          </table:table-cell>
          <table:table-cell table:formula="of:=[.A15]+[.C15]*[.$E15]" office:value-type="float" office:value="0.328576791777" calcext:value-type="float">
            <text:p>0.3285767918</text:p>
          </table:table-cell>
          <table:table-cell/>
          <table:table-cell table:formula="of:=[.G16]-[.A16]" office:value-type="float" office:value="-0.000138208223000036" calcext:value-type="float">
            <text:p>-0.0001382082</text:p>
          </table:table-cell>
          <table:table-cell/>
          <table:table-cell office:value-type="float" office:value="0.328715" calcext:value-type="float">
            <text:p>0.328715</text:p>
          </table:table-cell>
          <table:table-cell office:value-type="float" office:value="-0.245644" calcext:value-type="float">
            <text:p>-0.245644</text:p>
          </table:table-cell>
          <table:table-cell table:formula="of:=[.A16]-[.K16]" office:value-type="float" office:value="0" calcext:value-type="float">
            <text:p>0</text:p>
          </table:table-cell>
          <table:table-cell table:formula="of:=[.B16]-[.L16]" office:value-type="float" office:value="0" calcext:value-type="float">
            <text:p>0</text:p>
          </table:table-cell>
          <table:table-cell table:number-columns-repeated="4"/>
          <table:table-cell table:formula="of:=[.I16]-[.$Q$1]" office:value-type="float" office:value="-0.000193452744360032" calcext:value-type="float">
            <text:p>-0.0001934527</text:p>
          </table:table-cell>
          <table:table-cell table:formula="of:=ABS([.$S16])&lt;[.$Q$2]" office:value-type="boolean" office:boolean-value="true" calcext:value-type="boolean">
            <text:p>WAHR</text:p>
          </table:table-cell>
          <table:table-cell table:formula="of:=ABS([.$S16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317109" calcext:value-type="float">
            <text:p>0.317109</text:p>
          </table:table-cell>
          <table:table-cell office:value-type="float" office:value="-0.243142" calcext:value-type="float">
            <text:p>-0.243142</text:p>
          </table:table-cell>
          <table:table-cell office:value-type="float" office:value="-5.16461" calcext:value-type="float">
            <text:p>-5.16461</text:p>
          </table:table-cell>
          <table:table-cell office:value-type="float" office:value="1.11337" calcext:value-type="float">
            <text:p>1.11337</text:p>
          </table:table-cell>
          <table:table-cell office:value-type="float" office:value="0.00224719" calcext:value-type="float">
            <text:p>0.00224719</text:p>
          </table:table-cell>
          <table:table-cell table:formula="of:=[.C17]-[.C16]" office:value-type="float" office:value="-0.0245899999999999" calcext:value-type="float">
            <text:p>-0.02459</text:p>
          </table:table-cell>
          <table:table-cell table:formula="of:=[.A16]+[.C16]*[.$E16]" office:value-type="float" office:value="0.3171643984562" calcext:value-type="float">
            <text:p>0.3171643985</text:p>
          </table:table-cell>
          <table:table-cell/>
          <table:table-cell table:formula="of:=[.G17]-[.A17]" office:value-type="float" office:value="0.0000553984562000065" calcext:value-type="float">
            <text:p>5.53984562000065E-005</text:p>
          </table:table-cell>
          <table:table-cell/>
          <table:table-cell office:value-type="float" office:value="0.317109" calcext:value-type="float">
            <text:p>0.317109</text:p>
          </table:table-cell>
          <table:table-cell office:value-type="float" office:value="-0.243142" calcext:value-type="float">
            <text:p>-0.243142</text:p>
          </table:table-cell>
          <table:table-cell table:formula="of:=[.A17]-[.K17]" office:value-type="float" office:value="0" calcext:value-type="float">
            <text:p>0</text:p>
          </table:table-cell>
          <table:table-cell table:formula="of:=[.B17]-[.L17]" office:value-type="float" office:value="0" calcext:value-type="float">
            <text:p>0</text:p>
          </table:table-cell>
          <table:table-cell table:number-columns-repeated="4"/>
          <table:table-cell table:formula="of:=[.I17]-[.$Q$1]" office:value-type="float" office:value="0.000000153934840009992" calcext:value-type="float">
            <text:p>1.53934840009992E-007</text:p>
          </table:table-cell>
          <table:table-cell table:formula="of:=ABS([.$S17])&lt;[.$Q$2]" office:value-type="boolean" office:boolean-value="true" calcext:value-type="boolean">
            <text:p>WAHR</text:p>
          </table:table-cell>
          <table:table-cell table:formula="of:=ABS([.$S17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305276" calcext:value-type="float">
            <text:p>0.305276</text:p>
          </table:table-cell>
          <table:table-cell office:value-type="float" office:value="-0.240877" calcext:value-type="float">
            <text:p>-0.240877</text:p>
          </table:table-cell>
          <table:table-cell office:value-type="float" office:value="-5.26561" calcext:value-type="float">
            <text:p>-5.26561</text:p>
          </table:table-cell>
          <table:table-cell office:value-type="float" office:value="1.00767" calcext:value-type="float">
            <text:p>1.00767</text:p>
          </table:table-cell>
          <table:table-cell office:value-type="float" office:value="0.00224719" calcext:value-type="float">
            <text:p>0.00224719</text:p>
          </table:table-cell>
          <table:table-cell table:formula="of:=[.C18]-[.C17]" office:value-type="float" office:value="-0.101" calcext:value-type="float">
            <text:p>-0.101</text:p>
          </table:table-cell>
          <table:table-cell table:formula="of:=[.A17]+[.C17]*[.$E17]" office:value-type="float" office:value="0.3055031400541" calcext:value-type="float">
            <text:p>0.3055031401</text:p>
          </table:table-cell>
          <table:table-cell/>
          <table:table-cell table:formula="of:=[.G18]-[.A18]" office:value-type="float" office:value="0.000227140054099961" calcext:value-type="float">
            <text:p>0.0002271401</text:p>
          </table:table-cell>
          <table:table-cell/>
          <table:table-cell office:value-type="float" office:value="0.305276" calcext:value-type="float">
            <text:p>0.305276</text:p>
          </table:table-cell>
          <table:table-cell office:value-type="float" office:value="-0.240877" calcext:value-type="float">
            <text:p>-0.240877</text:p>
          </table:table-cell>
          <table:table-cell table:formula="of:=[.A18]-[.K18]" office:value-type="float" office:value="0" calcext:value-type="float">
            <text:p>0</text:p>
          </table:table-cell>
          <table:table-cell table:formula="of:=[.B18]-[.L18]" office:value-type="float" office:value="0" calcext:value-type="float">
            <text:p>0</text:p>
          </table:table-cell>
          <table:table-cell table:number-columns-repeated="4"/>
          <table:table-cell table:formula="of:=[.I18]-[.$Q$1]" office:value-type="float" office:value="0.000171895532739965" calcext:value-type="float">
            <text:p>0.0001718955</text:p>
          </table:table-cell>
          <table:table-cell table:formula="of:=ABS([.$S18])&lt;[.$Q$2]" office:value-type="boolean" office:boolean-value="true" calcext:value-type="boolean">
            <text:p>WAHR</text:p>
          </table:table-cell>
          <table:table-cell table:formula="of:=ABS([.$S18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293541" calcext:value-type="float">
            <text:p>0.293541</text:p>
          </table:table-cell>
          <table:table-cell office:value-type="float" office:value="-0.238328" calcext:value-type="float">
            <text:p>-0.238328</text:p>
          </table:table-cell>
          <table:table-cell office:value-type="float" office:value="-5.22211" calcext:value-type="float">
            <text:p>-5.22211</text:p>
          </table:table-cell>
          <table:table-cell office:value-type="float" office:value="1.13444" calcext:value-type="float">
            <text:p>1.13444</text:p>
          </table:table-cell>
          <table:table-cell office:value-type="float" office:value="0.00224719" calcext:value-type="float">
            <text:p>0.00224719</text:p>
          </table:table-cell>
          <table:table-cell table:formula="of:=[.C19]-[.C18]" office:value-type="float" office:value="0.0434999999999999" calcext:value-type="float">
            <text:p>0.0435</text:p>
          </table:table-cell>
          <table:table-cell table:formula="of:=[.A18]+[.C18]*[.$E18]" office:value-type="float" office:value="0.2934431738641" calcext:value-type="float">
            <text:p>0.2934431739</text:p>
          </table:table-cell>
          <table:table-cell/>
          <table:table-cell table:formula="of:=[.G19]-[.A19]" office:value-type="float" office:value="-0.000097826135899981" calcext:value-type="float">
            <text:p>-9.7826135899981E-005</text:p>
          </table:table-cell>
          <table:table-cell/>
          <table:table-cell office:value-type="float" office:value="0.293541" calcext:value-type="float">
            <text:p>0.293541</text:p>
          </table:table-cell>
          <table:table-cell office:value-type="float" office:value="-0.238328" calcext:value-type="float">
            <text:p>-0.238328</text:p>
          </table:table-cell>
          <table:table-cell table:formula="of:=[.A19]-[.K19]" office:value-type="float" office:value="0" calcext:value-type="float">
            <text:p>0</text:p>
          </table:table-cell>
          <table:table-cell table:formula="of:=[.B19]-[.L19]" office:value-type="float" office:value="0" calcext:value-type="float">
            <text:p>0</text:p>
          </table:table-cell>
          <table:table-cell table:number-columns-repeated="4"/>
          <table:table-cell table:formula="of:=[.I19]-[.$Q$1]" office:value-type="float" office:value="-0.000153070657259978" calcext:value-type="float">
            <text:p>-0.0001530707</text:p>
          </table:table-cell>
          <table:table-cell table:formula="of:=ABS([.$S19])&lt;[.$Q$2]" office:value-type="boolean" office:boolean-value="true" calcext:value-type="boolean">
            <text:p>WAHR</text:p>
          </table:table-cell>
          <table:table-cell table:formula="of:=ABS([.$S19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281687" calcext:value-type="float">
            <text:p>0.281687</text:p>
          </table:table-cell>
          <table:table-cell office:value-type="float" office:value="-0.236049" calcext:value-type="float">
            <text:p>-0.236049</text:p>
          </table:table-cell>
          <table:table-cell office:value-type="float" office:value="-5.27509" calcext:value-type="float">
            <text:p>-5.27509</text:p>
          </table:table-cell>
          <table:table-cell office:value-type="float" office:value="1.01404" calcext:value-type="float">
            <text:p>1.01404</text:p>
          </table:table-cell>
          <table:table-cell office:value-type="float" office:value="0.00224719" calcext:value-type="float">
            <text:p>0.00224719</text:p>
          </table:table-cell>
          <table:table-cell table:formula="of:=[.C20]-[.C19]" office:value-type="float" office:value="-0.0529799999999998" calcext:value-type="float">
            <text:p>-0.05298</text:p>
          </table:table-cell>
          <table:table-cell table:formula="of:=[.A19]+[.C19]*[.$E19]" office:value-type="float" office:value="0.2818059266291" calcext:value-type="float">
            <text:p>0.2818059266</text:p>
          </table:table-cell>
          <table:table-cell/>
          <table:table-cell table:formula="of:=[.G20]-[.A20]" office:value-type="float" office:value="0.000118926629100014" calcext:value-type="float">
            <text:p>0.0001189266</text:p>
          </table:table-cell>
          <table:table-cell/>
          <table:table-cell office:value-type="float" office:value="0.281687" calcext:value-type="float">
            <text:p>0.281687</text:p>
          </table:table-cell>
          <table:table-cell office:value-type="float" office:value="-0.236049" calcext:value-type="float">
            <text:p>-0.236049</text:p>
          </table:table-cell>
          <table:table-cell table:formula="of:=[.A20]-[.K20]" office:value-type="float" office:value="0" calcext:value-type="float">
            <text:p>0</text:p>
          </table:table-cell>
          <table:table-cell table:formula="of:=[.B20]-[.L20]" office:value-type="float" office:value="0" calcext:value-type="float">
            <text:p>0</text:p>
          </table:table-cell>
          <table:table-cell table:number-columns-repeated="4"/>
          <table:table-cell table:formula="of:=[.I20]-[.$Q$1]" office:value-type="float" office:value="0.000063682107740017" calcext:value-type="float">
            <text:p>6.3682107740017E-005</text:p>
          </table:table-cell>
          <table:table-cell table:formula="of:=ABS([.$S20])&lt;[.$Q$2]" office:value-type="boolean" office:boolean-value="true" calcext:value-type="boolean">
            <text:p>WAHR</text:p>
          </table:table-cell>
          <table:table-cell table:formula="of:=ABS([.$S20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269884" calcext:value-type="float">
            <text:p>0.269884</text:p>
          </table:table-cell>
          <table:table-cell office:value-type="float" office:value="-0.233395" calcext:value-type="float">
            <text:p>-0.233395</text:p>
          </table:table-cell>
          <table:table-cell office:value-type="float" office:value="-5.25231" calcext:value-type="float">
            <text:p>-5.25231</text:p>
          </table:table-cell>
          <table:table-cell office:value-type="float" office:value="1.18119" calcext:value-type="float">
            <text:p>1.18119</text:p>
          </table:table-cell>
          <table:table-cell office:value-type="float" office:value="0.00224719" calcext:value-type="float">
            <text:p>0.00224719</text:p>
          </table:table-cell>
          <table:table-cell table:formula="of:=[.C21]-[.C20]" office:value-type="float" office:value="0.02278" calcext:value-type="float">
            <text:p>0.02278</text:p>
          </table:table-cell>
          <table:table-cell table:formula="of:=[.A20]+[.C20]*[.$E20]" office:value-type="float" office:value="0.2698328705029" calcext:value-type="float">
            <text:p>0.2698328705</text:p>
          </table:table-cell>
          <table:table-cell/>
          <table:table-cell table:formula="of:=[.G21]-[.A21]" office:value-type="float" office:value="-0.0000511294971000664" calcext:value-type="float">
            <text:p>-5.11294971000664E-005</text:p>
          </table:table-cell>
          <table:table-cell/>
          <table:table-cell office:value-type="float" office:value="0.269884" calcext:value-type="float">
            <text:p>0.269884</text:p>
          </table:table-cell>
          <table:table-cell office:value-type="float" office:value="-0.233395" calcext:value-type="float">
            <text:p>-0.233395</text:p>
          </table:table-cell>
          <table:table-cell table:formula="of:=[.A21]-[.K21]" office:value-type="float" office:value="0" calcext:value-type="float">
            <text:p>0</text:p>
          </table:table-cell>
          <table:table-cell table:formula="of:=[.B21]-[.L21]" office:value-type="float" office:value="0" calcext:value-type="float">
            <text:p>0</text:p>
          </table:table-cell>
          <table:table-cell table:number-columns-repeated="4"/>
          <table:table-cell table:formula="of:=[.I21]-[.$Q$1]" office:value-type="float" office:value="-0.000106374018460063" calcext:value-type="float">
            <text:p>-0.000106374</text:p>
          </table:table-cell>
          <table:table-cell table:formula="of:=ABS([.$S21])&lt;[.$Q$2]" office:value-type="boolean" office:boolean-value="true" calcext:value-type="boolean">
            <text:p>WAHR</text:p>
          </table:table-cell>
          <table:table-cell table:formula="of:=ABS([.$S21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258023" calcext:value-type="float">
            <text:p>0.258023</text:p>
          </table:table-cell>
          <table:table-cell office:value-type="float" office:value="-0.231123" calcext:value-type="float">
            <text:p>-0.231123</text:p>
          </table:table-cell>
          <table:table-cell office:value-type="float" office:value="-5.27837" calcext:value-type="float">
            <text:p>-5.27837</text:p>
          </table:table-cell>
          <table:table-cell office:value-type="float" office:value="1.01104" calcext:value-type="float">
            <text:p>1.01104</text:p>
          </table:table-cell>
          <table:table-cell office:value-type="float" office:value="0.00224719" calcext:value-type="float">
            <text:p>0.00224719</text:p>
          </table:table-cell>
          <table:table-cell table:formula="of:=[.C22]-[.C21]" office:value-type="float" office:value="-0.0260600000000002" calcext:value-type="float">
            <text:p>-0.02606</text:p>
          </table:table-cell>
          <table:table-cell table:formula="of:=[.A21]+[.C21]*[.$E21]" office:value-type="float" office:value="0.2580810614911" calcext:value-type="float">
            <text:p>0.2580810615</text:p>
          </table:table-cell>
          <table:table-cell/>
          <table:table-cell table:formula="of:=[.G22]-[.A22]" office:value-type="float" office:value="0.0000580614910999921" calcext:value-type="float">
            <text:p>5.80614910999921E-005</text:p>
          </table:table-cell>
          <table:table-cell/>
          <table:table-cell office:value-type="float" office:value="0.258023" calcext:value-type="float">
            <text:p>0.258023</text:p>
          </table:table-cell>
          <table:table-cell office:value-type="float" office:value="-0.231123" calcext:value-type="float">
            <text:p>-0.231123</text:p>
          </table:table-cell>
          <table:table-cell table:formula="of:=[.A22]-[.K22]" office:value-type="float" office:value="0" calcext:value-type="float">
            <text:p>0</text:p>
          </table:table-cell>
          <table:table-cell table:formula="of:=[.B22]-[.L22]" office:value-type="float" office:value="0" calcext:value-type="float">
            <text:p>0</text:p>
          </table:table-cell>
          <table:table-cell table:number-columns-repeated="4"/>
          <table:table-cell table:formula="of:=[.I22]-[.$Q$1]" office:value-type="float" office:value="0.00000281696973999564" calcext:value-type="float">
            <text:p>0.000002817</text:p>
          </table:table-cell>
          <table:table-cell table:formula="of:=ABS([.$S22])&lt;[.$Q$2]" office:value-type="boolean" office:boolean-value="true" calcext:value-type="boolean">
            <text:p>WAHR</text:p>
          </table:table-cell>
          <table:table-cell table:formula="of:=ABS([.$S22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246092" calcext:value-type="float">
            <text:p>0.246092</text:p>
          </table:table-cell>
          <table:table-cell office:value-type="float" office:value="-0.228459" calcext:value-type="float">
            <text:p>-0.228459</text:p>
          </table:table-cell>
          <table:table-cell office:value-type="float" office:value="-5.30909" calcext:value-type="float">
            <text:p>-5.30909</text:p>
          </table:table-cell>
          <table:table-cell office:value-type="float" office:value="1.18541" calcext:value-type="float">
            <text:p>1.18541</text:p>
          </table:table-cell>
          <table:table-cell office:value-type="float" office:value="0.00224719" calcext:value-type="float">
            <text:p>0.00224719</text:p>
          </table:table-cell>
          <table:table-cell table:formula="of:=[.C23]-[.C22]" office:value-type="float" office:value="-0.0307200000000005" calcext:value-type="float">
            <text:p>-0.03072</text:p>
          </table:table-cell>
          <table:table-cell table:formula="of:=[.A22]+[.C22]*[.$E22]" office:value-type="float" office:value="0.2461614997197" calcext:value-type="float">
            <text:p>0.2461614997</text:p>
          </table:table-cell>
          <table:table-cell/>
          <table:table-cell table:formula="of:=[.G23]-[.A23]" office:value-type="float" office:value="0.0000694997197000224" calcext:value-type="float">
            <text:p>6.94997197000224E-005</text:p>
          </table:table-cell>
          <table:table-cell/>
          <table:table-cell office:value-type="float" office:value="0.246092" calcext:value-type="float">
            <text:p>0.246092</text:p>
          </table:table-cell>
          <table:table-cell office:value-type="float" office:value="-0.228459" calcext:value-type="float">
            <text:p>-0.228459</text:p>
          </table:table-cell>
          <table:table-cell table:formula="of:=[.A23]-[.K23]" office:value-type="float" office:value="0" calcext:value-type="float">
            <text:p>0</text:p>
          </table:table-cell>
          <table:table-cell table:formula="of:=[.B23]-[.L23]" office:value-type="float" office:value="0" calcext:value-type="float">
            <text:p>0</text:p>
          </table:table-cell>
          <table:table-cell table:number-columns-repeated="4"/>
          <table:table-cell table:formula="of:=[.I23]-[.$Q$1]" office:value-type="float" office:value="0.0000142551983400259" calcext:value-type="float">
            <text:p>1.42551983400259E-005</text:p>
          </table:table-cell>
          <table:table-cell table:formula="of:=ABS([.$S23])&lt;[.$Q$2]" office:value-type="boolean" office:boolean-value="true" calcext:value-type="boolean">
            <text:p>WAHR</text:p>
          </table:table-cell>
          <table:table-cell table:formula="of:=ABS([.$S23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234197" calcext:value-type="float">
            <text:p>0.234197</text:p>
          </table:table-cell>
          <table:table-cell office:value-type="float" office:value="-0.226041" calcext:value-type="float">
            <text:p>-0.226041</text:p>
          </table:table-cell>
          <table:table-cell office:value-type="float" office:value="-5.29346" calcext:value-type="float">
            <text:p>-5.29346</text:p>
          </table:table-cell>
          <table:table-cell office:value-type="float" office:value="1.07586" calcext:value-type="float">
            <text:p>1.07586</text:p>
          </table:table-cell>
          <table:table-cell office:value-type="float" office:value="0.00224719" calcext:value-type="float">
            <text:p>0.00224719</text:p>
          </table:table-cell>
          <table:table-cell table:formula="of:=[.C24]-[.C23]" office:value-type="float" office:value="0.0156300000000007" calcext:value-type="float">
            <text:p>0.01563</text:p>
          </table:table-cell>
          <table:table-cell table:formula="of:=[.A23]+[.C23]*[.$E23]" office:value-type="float" office:value="0.2341614660429" calcext:value-type="float">
            <text:p>0.234161466</text:p>
          </table:table-cell>
          <table:table-cell/>
          <table:table-cell table:formula="of:=[.G24]-[.A24]" office:value-type="float" office:value="-0.0000355339571000146" calcext:value-type="float">
            <text:p>-0.000035534</text:p>
          </table:table-cell>
          <table:table-cell/>
          <table:table-cell office:value-type="float" office:value="0.234197" calcext:value-type="float">
            <text:p>0.234197</text:p>
          </table:table-cell>
          <table:table-cell office:value-type="float" office:value="-0.226041" calcext:value-type="float">
            <text:p>-0.226041</text:p>
          </table:table-cell>
          <table:table-cell table:formula="of:=[.A24]-[.K24]" office:value-type="float" office:value="0" calcext:value-type="float">
            <text:p>0</text:p>
          </table:table-cell>
          <table:table-cell table:formula="of:=[.B24]-[.L24]" office:value-type="float" office:value="0" calcext:value-type="float">
            <text:p>0</text:p>
          </table:table-cell>
          <table:table-cell table:number-columns-repeated="4"/>
          <table:table-cell table:formula="of:=[.I24]-[.$Q$1]" office:value-type="float" office:value="-0.0000907784784600111" calcext:value-type="float">
            <text:p>-9.07784784600111E-005</text:p>
          </table:table-cell>
          <table:table-cell table:formula="of:=ABS([.$S24])&lt;[.$Q$2]" office:value-type="boolean" office:boolean-value="true" calcext:value-type="boolean">
            <text:p>WAHR</text:p>
          </table:table-cell>
          <table:table-cell table:formula="of:=ABS([.$S24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222061" calcext:value-type="float">
            <text:p>0.222061</text:p>
          </table:table-cell>
          <table:table-cell office:value-type="float" office:value="-0.223289" calcext:value-type="float">
            <text:p>-0.223289</text:p>
          </table:table-cell>
          <table:table-cell office:value-type="float" office:value="-5.40053" calcext:value-type="float">
            <text:p>-5.40053</text:p>
          </table:table-cell>
          <table:table-cell office:value-type="float" office:value="1.22503" calcext:value-type="float">
            <text:p>1.22503</text:p>
          </table:table-cell>
          <table:table-cell office:value-type="float" office:value="0.00224719" calcext:value-type="float">
            <text:p>0.00224719</text:p>
          </table:table-cell>
          <table:table-cell table:formula="of:=[.C25]-[.C24]" office:value-type="float" office:value="-0.10707" calcext:value-type="float">
            <text:p>-0.10707</text:p>
          </table:table-cell>
          <table:table-cell table:formula="of:=[.A24]+[.C24]*[.$E24]" office:value-type="float" office:value="0.2223015896226" calcext:value-type="float">
            <text:p>0.2223015896</text:p>
          </table:table-cell>
          <table:table-cell/>
          <table:table-cell table:formula="of:=[.G25]-[.A25]" office:value-type="float" office:value="0.000240589622600013" calcext:value-type="float">
            <text:p>0.0002405896</text:p>
          </table:table-cell>
          <table:table-cell/>
          <table:table-cell office:value-type="float" office:value="0.222061" calcext:value-type="float">
            <text:p>0.222061</text:p>
          </table:table-cell>
          <table:table-cell office:value-type="float" office:value="-0.223289" calcext:value-type="float">
            <text:p>-0.223289</text:p>
          </table:table-cell>
          <table:table-cell table:formula="of:=[.A25]-[.K25]" office:value-type="float" office:value="0" calcext:value-type="float">
            <text:p>0</text:p>
          </table:table-cell>
          <table:table-cell table:formula="of:=[.B25]-[.L25]" office:value-type="float" office:value="0" calcext:value-type="float">
            <text:p>0</text:p>
          </table:table-cell>
          <table:table-cell table:number-columns-repeated="4"/>
          <table:table-cell table:formula="of:=[.I25]-[.$Q$1]" office:value-type="float" office:value="0.000185345101240016" calcext:value-type="float">
            <text:p>0.0001853451</text:p>
          </table:table-cell>
          <table:table-cell table:formula="of:=ABS([.$S25])&lt;[.$Q$2]" office:value-type="boolean" office:boolean-value="true" calcext:value-type="boolean">
            <text:p>WAHR</text:p>
          </table:table-cell>
          <table:table-cell table:formula="of:=ABS([.$S25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210333" calcext:value-type="float">
            <text:p>0.210333</text:p>
          </table:table-cell>
          <table:table-cell office:value-type="float" office:value="-0.22084" calcext:value-type="float">
            <text:p>-0.22084</text:p>
          </table:table-cell>
          <table:table-cell office:value-type="float" office:value="-5.21882" calcext:value-type="float">
            <text:p>-5.21882</text:p>
          </table:table-cell>
          <table:table-cell office:value-type="float" office:value="1.08974" calcext:value-type="float">
            <text:p>1.08974</text:p>
          </table:table-cell>
          <table:table-cell office:value-type="float" office:value="0.00224719" calcext:value-type="float">
            <text:p>0.00224719</text:p>
          </table:table-cell>
          <table:table-cell table:formula="of:=[.C26]-[.C25]" office:value-type="float" office:value="0.18171" calcext:value-type="float">
            <text:p>0.18171</text:p>
          </table:table-cell>
          <table:table-cell table:formula="of:=[.A25]+[.C25]*[.$E25]" office:value-type="float" office:value="0.2099249829893" calcext:value-type="float">
            <text:p>0.209924983</text:p>
          </table:table-cell>
          <table:table-cell/>
          <table:table-cell table:formula="of:=[.G26]-[.A26]" office:value-type="float" office:value="-0.000408017010700007" calcext:value-type="float">
            <text:p>-0.000408017</text:p>
          </table:table-cell>
          <table:table-cell/>
          <table:table-cell office:value-type="float" office:value="0.210333" calcext:value-type="float">
            <text:p>0.210333</text:p>
          </table:table-cell>
          <table:table-cell office:value-type="float" office:value="-0.22084" calcext:value-type="float">
            <text:p>-0.22084</text:p>
          </table:table-cell>
          <table:table-cell table:formula="of:=[.A26]-[.K26]" office:value-type="float" office:value="0" calcext:value-type="float">
            <text:p>0</text:p>
          </table:table-cell>
          <table:table-cell table:formula="of:=[.B26]-[.L26]" office:value-type="float" office:value="0" calcext:value-type="float">
            <text:p>0</text:p>
          </table:table-cell>
          <table:table-cell table:number-columns-repeated="4"/>
          <table:table-cell table:formula="of:=[.I26]-[.$Q$1]" office:value-type="float" office:value="-0.000463261532060003" calcext:value-type="float">
            <text:p>-0.0004632615</text:p>
          </table:table-cell>
          <table:table-cell table:formula="of:=ABS([.$S26])&lt;[.$Q$2]" office:value-type="boolean" office:boolean-value="false" calcext:value-type="boolean">
            <text:p>FALSCH</text:p>
          </table:table-cell>
          <table:table-cell table:formula="of:=ABS([.$S26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198347" calcext:value-type="float">
            <text:p>0.198347</text:p>
          </table:table-cell>
          <table:table-cell office:value-type="float" office:value="-0.218279" calcext:value-type="float">
            <text:p>-0.218279</text:p>
          </table:table-cell>
          <table:table-cell office:value-type="float" office:value="-5.33366" calcext:value-type="float">
            <text:p>-5.33366</text:p>
          </table:table-cell>
          <table:table-cell office:value-type="float" office:value="1.13956" calcext:value-type="float">
            <text:p>1.13956</text:p>
          </table:table-cell>
          <table:table-cell office:value-type="float" office:value="0.00224719" calcext:value-type="float">
            <text:p>0.00224719</text:p>
          </table:table-cell>
          <table:table-cell table:formula="of:=[.C27]-[.C26]" office:value-type="float" office:value="-0.11484" calcext:value-type="float">
            <text:p>-0.11484</text:p>
          </table:table-cell>
          <table:table-cell table:formula="of:=[.A26]+[.C26]*[.$E26]" office:value-type="float" office:value="0.1986053198842" calcext:value-type="float">
            <text:p>0.1986053199</text:p>
          </table:table-cell>
          <table:table-cell/>
          <table:table-cell table:formula="of:=[.G27]-[.A27]" office:value-type="float" office:value="0.000258319884199998" calcext:value-type="float">
            <text:p>0.0002583199</text:p>
          </table:table-cell>
          <table:table-cell/>
          <table:table-cell office:value-type="float" office:value="0.198347" calcext:value-type="float">
            <text:p>0.198347</text:p>
          </table:table-cell>
          <table:table-cell office:value-type="float" office:value="-0.218279" calcext:value-type="float">
            <text:p>-0.218279</text:p>
          </table:table-cell>
          <table:table-cell table:formula="of:=[.A27]-[.K27]" office:value-type="float" office:value="0" calcext:value-type="float">
            <text:p>0</text:p>
          </table:table-cell>
          <table:table-cell table:formula="of:=[.B27]-[.L27]" office:value-type="float" office:value="0" calcext:value-type="float">
            <text:p>0</text:p>
          </table:table-cell>
          <table:table-cell table:number-columns-repeated="4"/>
          <table:table-cell table:formula="of:=[.I27]-[.$Q$1]" office:value-type="float" office:value="0.000203075362840001" calcext:value-type="float">
            <text:p>0.0002030754</text:p>
          </table:table-cell>
          <table:table-cell table:formula="of:=ABS([.$S27])&lt;[.$Q$2]" office:value-type="boolean" office:boolean-value="true" calcext:value-type="boolean">
            <text:p>WAHR</text:p>
          </table:table-cell>
          <table:table-cell table:formula="of:=ABS([.$S27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185679" calcext:value-type="float">
            <text:p>0.185679</text:p>
          </table:table-cell>
          <table:table-cell office:value-type="float" office:value="-0.215452" calcext:value-type="float">
            <text:p>-0.215452</text:p>
          </table:table-cell>
          <table:table-cell office:value-type="float" office:value="-5.63725" calcext:value-type="float">
            <text:p>-5.63725</text:p>
          </table:table-cell>
          <table:table-cell office:value-type="float" office:value="1.25813" calcext:value-type="float">
            <text:p>1.25813</text:p>
          </table:table-cell>
          <table:table-cell office:value-type="float" office:value="0.00224719" calcext:value-type="float">
            <text:p>0.00224719</text:p>
          </table:table-cell>
          <table:table-cell table:formula="of:=[.C28]-[.C27]" office:value-type="float" office:value="-0.30359" calcext:value-type="float">
            <text:p>-0.30359</text:p>
          </table:table-cell>
          <table:table-cell table:formula="of:=[.A27]+[.C27]*[.$E27]" office:value-type="float" office:value="0.1863612525846" calcext:value-type="float">
            <text:p>0.1863612526</text:p>
          </table:table-cell>
          <table:table-cell/>
          <table:table-cell table:formula="of:=[.G28]-[.A28]" office:value-type="float" office:value="0.000682252584600002" calcext:value-type="float">
            <text:p>0.0006822526</text:p>
          </table:table-cell>
          <table:table-cell/>
          <table:table-cell office:value-type="float" office:value="0.185679" calcext:value-type="float">
            <text:p>0.185679</text:p>
          </table:table-cell>
          <table:table-cell office:value-type="float" office:value="-0.215452" calcext:value-type="float">
            <text:p>-0.215452</text:p>
          </table:table-cell>
          <table:table-cell table:formula="of:=[.A28]-[.K28]" office:value-type="float" office:value="0" calcext:value-type="float">
            <text:p>0</text:p>
          </table:table-cell>
          <table:table-cell table:formula="of:=[.B28]-[.L28]" office:value-type="float" office:value="0" calcext:value-type="float">
            <text:p>0</text:p>
          </table:table-cell>
          <table:table-cell table:number-columns-repeated="4"/>
          <table:table-cell table:formula="of:=[.I28]-[.$Q$1]" office:value-type="float" office:value="0.000627008063240005" calcext:value-type="float">
            <text:p>0.0006270081</text:p>
          </table:table-cell>
          <table:table-cell table:formula="of:=ABS([.$S28])&lt;[.$Q$2]" office:value-type="boolean" office:boolean-value="false" calcext:value-type="boolean">
            <text:p>FALSCH</text:p>
          </table:table-cell>
          <table:table-cell table:formula="of:=ABS([.$S28])&lt;2*[.$Q$2]" office:value-type="boolean" office:boolean-value="false" calcext:value-type="boolean">
            <text:p>FALSCH</text:p>
          </table:table-cell>
          <table:table-cell table:number-columns-repeated="4"/>
        </table:table-row>
        <table:table-row table:style-name="ro1">
          <table:table-cell office:value-type="float" office:value="0.173488" calcext:value-type="float">
            <text:p>0.173488</text:p>
          </table:table-cell>
          <table:table-cell office:value-type="float" office:value="-0.21273" calcext:value-type="float">
            <text:p>-0.21273</text:p>
          </table:table-cell>
          <table:table-cell office:value-type="float" office:value="-5.42491" calcext:value-type="float">
            <text:p>-5.42491</text:p>
          </table:table-cell>
          <table:table-cell office:value-type="float" office:value="1.21118" calcext:value-type="float">
            <text:p>1.21118</text:p>
          </table:table-cell>
          <table:table-cell office:value-type="float" office:value="0.00224719" calcext:value-type="float">
            <text:p>0.00224719</text:p>
          </table:table-cell>
          <table:table-cell table:formula="of:=[.C29]-[.C28]" office:value-type="float" office:value="0.21234" calcext:value-type="float">
            <text:p>0.21234</text:p>
          </table:table-cell>
          <table:table-cell table:formula="of:=[.A28]+[.C28]*[.$E28]" office:value-type="float" office:value="0.1730110281725" calcext:value-type="float">
            <text:p>0.1730110282</text:p>
          </table:table-cell>
          <table:table-cell/>
          <table:table-cell table:formula="of:=[.G29]-[.A29]" office:value-type="float" office:value="-0.000476971827500033" calcext:value-type="float">
            <text:p>-0.0004769718</text:p>
          </table:table-cell>
          <table:table-cell/>
          <table:table-cell office:value-type="float" office:value="0.173488" calcext:value-type="float">
            <text:p>0.173488</text:p>
          </table:table-cell>
          <table:table-cell office:value-type="float" office:value="-0.21273" calcext:value-type="float">
            <text:p>-0.21273</text:p>
          </table:table-cell>
          <table:table-cell table:formula="of:=[.A29]-[.K29]" office:value-type="float" office:value="0" calcext:value-type="float">
            <text:p>0</text:p>
          </table:table-cell>
          <table:table-cell table:formula="of:=[.B29]-[.L29]" office:value-type="float" office:value="0" calcext:value-type="float">
            <text:p>0</text:p>
          </table:table-cell>
          <table:table-cell table:number-columns-repeated="4"/>
          <table:table-cell table:formula="of:=[.I29]-[.$Q$1]" office:value-type="float" office:value="-0.00053221634886003" calcext:value-type="float">
            <text:p>-0.0005322163</text:p>
          </table:table-cell>
          <table:table-cell table:formula="of:=ABS([.$S29])&lt;[.$Q$2]" office:value-type="boolean" office:boolean-value="false" calcext:value-type="boolean">
            <text:p>FALSCH</text:p>
          </table:table-cell>
          <table:table-cell table:formula="of:=ABS([.$S29])&lt;2*[.$Q$2]" office:value-type="boolean" office:boolean-value="false" calcext:value-type="boolean">
            <text:p>FALSCH</text:p>
          </table:table-cell>
          <table:table-cell table:number-columns-repeated="4"/>
        </table:table-row>
        <table:table-row table:style-name="ro1">
          <table:table-cell office:value-type="float" office:value="0.161452" calcext:value-type="float">
            <text:p>0.161452</text:p>
          </table:table-cell>
          <table:table-cell office:value-type="float" office:value="-0.209804" calcext:value-type="float">
            <text:p>-0.209804</text:p>
          </table:table-cell>
          <table:table-cell office:value-type="float" office:value="-5.35642" calcext:value-type="float">
            <text:p>-5.35642</text:p>
          </table:table-cell>
          <table:table-cell office:value-type="float" office:value="1.30185" calcext:value-type="float">
            <text:p>1.30185</text:p>
          </table:table-cell>
          <table:table-cell office:value-type="float" office:value="0.00224719" calcext:value-type="float">
            <text:p>0.00224719</text:p>
          </table:table-cell>
          <table:table-cell table:formula="of:=[.C30]-[.C29]" office:value-type="float" office:value="0.0684899999999997" calcext:value-type="float">
            <text:p>0.06849</text:p>
          </table:table-cell>
          <table:table-cell table:formula="of:=[.A29]+[.C29]*[.$E29]" office:value-type="float" office:value="0.1612971964971" calcext:value-type="float">
            <text:p>0.1612971965</text:p>
          </table:table-cell>
          <table:table-cell/>
          <table:table-cell table:formula="of:=[.G30]-[.A30]" office:value-type="float" office:value="-0.000154803502899981" calcext:value-type="float">
            <text:p>-0.0001548035</text:p>
          </table:table-cell>
          <table:table-cell/>
          <table:table-cell office:value-type="float" office:value="0.161452" calcext:value-type="float">
            <text:p>0.161452</text:p>
          </table:table-cell>
          <table:table-cell office:value-type="float" office:value="-0.209804" calcext:value-type="float">
            <text:p>-0.209804</text:p>
          </table:table-cell>
          <table:table-cell table:formula="of:=[.A30]-[.K30]" office:value-type="float" office:value="0" calcext:value-type="float">
            <text:p>0</text:p>
          </table:table-cell>
          <table:table-cell table:formula="of:=[.B30]-[.L30]" office:value-type="float" office:value="0" calcext:value-type="float">
            <text:p>0</text:p>
          </table:table-cell>
          <table:table-cell table:number-columns-repeated="4"/>
          <table:table-cell table:formula="of:=[.I30]-[.$Q$1]" office:value-type="float" office:value="-0.000210048024259977" calcext:value-type="float">
            <text:p>-0.000210048</text:p>
          </table:table-cell>
          <table:table-cell table:formula="of:=ABS([.$S30])&lt;[.$Q$2]" office:value-type="boolean" office:boolean-value="true" calcext:value-type="boolean">
            <text:p>WAHR</text:p>
          </table:table-cell>
          <table:table-cell table:formula="of:=ABS([.$S30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149462" calcext:value-type="float">
            <text:p>0.149462</text:p>
          </table:table-cell>
          <table:table-cell office:value-type="float" office:value="-0.207317" calcext:value-type="float">
            <text:p>-0.207317</text:p>
          </table:table-cell>
          <table:table-cell office:value-type="float" office:value="-5.33535" calcext:value-type="float">
            <text:p>-5.33535</text:p>
          </table:table-cell>
          <table:table-cell office:value-type="float" office:value="1.10696" calcext:value-type="float">
            <text:p>1.10696</text:p>
          </table:table-cell>
          <table:table-cell office:value-type="float" office:value="0.00224719" calcext:value-type="float">
            <text:p>0.00224719</text:p>
          </table:table-cell>
          <table:table-cell table:formula="of:=[.C31]-[.C30]" office:value-type="float" office:value="0.0210699999999999" calcext:value-type="float">
            <text:p>0.02107</text:p>
          </table:table-cell>
          <table:table-cell table:formula="of:=[.A30]+[.C30]*[.$E30]" office:value-type="float" office:value="0.1494151065402" calcext:value-type="float">
            <text:p>0.1494151065</text:p>
          </table:table-cell>
          <table:table-cell/>
          <table:table-cell table:formula="of:=[.G31]-[.A31]" office:value-type="float" office:value="-0.0000468934597999959" calcext:value-type="float">
            <text:p>-4.68934597999959E-005</text:p>
          </table:table-cell>
          <table:table-cell/>
          <table:table-cell office:value-type="float" office:value="0.149462" calcext:value-type="float">
            <text:p>0.149462</text:p>
          </table:table-cell>
          <table:table-cell office:value-type="float" office:value="-0.207317" calcext:value-type="float">
            <text:p>-0.207317</text:p>
          </table:table-cell>
          <table:table-cell table:formula="of:=[.A31]-[.K31]" office:value-type="float" office:value="0" calcext:value-type="float">
            <text:p>0</text:p>
          </table:table-cell>
          <table:table-cell table:formula="of:=[.B31]-[.L31]" office:value-type="float" office:value="0" calcext:value-type="float">
            <text:p>0</text:p>
          </table:table-cell>
          <table:table-cell table:number-columns-repeated="4"/>
          <table:table-cell table:formula="of:=[.I31]-[.$Q$1]" office:value-type="float" office:value="-0.000102137981159992" calcext:value-type="float">
            <text:p>-0.000102138</text:p>
          </table:table-cell>
          <table:table-cell table:formula="of:=ABS([.$S31])&lt;[.$Q$2]" office:value-type="boolean" office:boolean-value="true" calcext:value-type="boolean">
            <text:p>WAHR</text:p>
          </table:table-cell>
          <table:table-cell table:formula="of:=ABS([.$S31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137287" calcext:value-type="float">
            <text:p>0.137287</text:p>
          </table:table-cell>
          <table:table-cell office:value-type="float" office:value="-0.20447" calcext:value-type="float">
            <text:p>-0.20447</text:p>
          </table:table-cell>
          <table:table-cell office:value-type="float" office:value="-5.41788" calcext:value-type="float">
            <text:p>-5.41788</text:p>
          </table:table-cell>
          <table:table-cell office:value-type="float" office:value="1.2666" calcext:value-type="float">
            <text:p>1.2666</text:p>
          </table:table-cell>
          <table:table-cell office:value-type="float" office:value="0.00224719" calcext:value-type="float">
            <text:p>0.00224719</text:p>
          </table:table-cell>
          <table:table-cell table:formula="of:=[.C32]-[.C31]" office:value-type="float" office:value="-0.0825300000000002" calcext:value-type="float">
            <text:p>-0.08253</text:p>
          </table:table-cell>
          <table:table-cell table:formula="of:=[.A31]+[.C31]*[.$E31]" office:value-type="float" office:value="0.1374724548335" calcext:value-type="float">
            <text:p>0.1374724548</text:p>
          </table:table-cell>
          <table:table-cell/>
          <table:table-cell table:formula="of:=[.G32]-[.A32]" office:value-type="float" office:value="0.000185454833499993" calcext:value-type="float">
            <text:p>0.0001854548</text:p>
          </table:table-cell>
          <table:table-cell/>
          <table:table-cell office:value-type="float" office:value="0.137287" calcext:value-type="float">
            <text:p>0.137287</text:p>
          </table:table-cell>
          <table:table-cell office:value-type="float" office:value="-0.20447" calcext:value-type="float">
            <text:p>-0.20447</text:p>
          </table:table-cell>
          <table:table-cell table:formula="of:=[.A32]-[.K32]" office:value-type="float" office:value="0" calcext:value-type="float">
            <text:p>0</text:p>
          </table:table-cell>
          <table:table-cell table:formula="of:=[.B32]-[.L32]" office:value-type="float" office:value="0" calcext:value-type="float">
            <text:p>0</text:p>
          </table:table-cell>
          <table:table-cell table:number-columns-repeated="4"/>
          <table:table-cell table:formula="of:=[.I32]-[.$Q$1]" office:value-type="float" office:value="0.000130210312139996" calcext:value-type="float">
            <text:p>0.0001302103</text:p>
          </table:table-cell>
          <table:table-cell table:formula="of:=ABS([.$S32])&lt;[.$Q$2]" office:value-type="boolean" office:boolean-value="true" calcext:value-type="boolean">
            <text:p>WAHR</text:p>
          </table:table-cell>
          <table:table-cell table:formula="of:=ABS([.$S32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125176" calcext:value-type="float">
            <text:p>0.125176</text:p>
          </table:table-cell>
          <table:table-cell office:value-type="float" office:value="-0.201874" calcext:value-type="float">
            <text:p>-0.201874</text:p>
          </table:table-cell>
          <table:table-cell office:value-type="float" office:value="-5.38955" calcext:value-type="float">
            <text:p>-5.38955</text:p>
          </table:table-cell>
          <table:table-cell office:value-type="float" office:value="1.15551" calcext:value-type="float">
            <text:p>1.15551</text:p>
          </table:table-cell>
          <table:table-cell office:value-type="float" office:value="0.00224719" calcext:value-type="float">
            <text:p>0.00224719</text:p>
          </table:table-cell>
          <table:table-cell table:formula="of:=[.C33]-[.C32]" office:value-type="float" office:value="0.0283300000000004" calcext:value-type="float">
            <text:p>0.02833</text:p>
          </table:table-cell>
          <table:table-cell table:formula="of:=[.A32]+[.C32]*[.$E32]" office:value-type="float" office:value="0.1251119942428" calcext:value-type="float">
            <text:p>0.1251119942</text:p>
          </table:table-cell>
          <table:table-cell/>
          <table:table-cell table:formula="of:=[.G33]-[.A33]" office:value-type="float" office:value="-0.000064005757200003" calcext:value-type="float">
            <text:p>-6.4005757200003E-005</text:p>
          </table:table-cell>
          <table:table-cell/>
          <table:table-cell office:value-type="float" office:value="0.125176" calcext:value-type="float">
            <text:p>0.125176</text:p>
          </table:table-cell>
          <table:table-cell office:value-type="float" office:value="-0.201874" calcext:value-type="float">
            <text:p>-0.201874</text:p>
          </table:table-cell>
          <table:table-cell table:formula="of:=[.A33]-[.K33]" office:value-type="float" office:value="0" calcext:value-type="float">
            <text:p>0</text:p>
          </table:table-cell>
          <table:table-cell table:formula="of:=[.B33]-[.L33]" office:value-type="float" office:value="0" calcext:value-type="float">
            <text:p>0</text:p>
          </table:table-cell>
          <table:table-cell table:number-columns-repeated="4"/>
          <table:table-cell table:formula="of:=[.I33]-[.$Q$1]" office:value-type="float" office:value="-0.00011925027856" calcext:value-type="float">
            <text:p>-0.0001192503</text:p>
          </table:table-cell>
          <table:table-cell table:formula="of:=ABS([.$S33])&lt;[.$Q$2]" office:value-type="boolean" office:boolean-value="true" calcext:value-type="boolean">
            <text:p>WAHR</text:p>
          </table:table-cell>
          <table:table-cell table:formula="of:=ABS([.$S33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112792" calcext:value-type="float">
            <text:p>0.112792</text:p>
          </table:table-cell>
          <table:table-cell office:value-type="float" office:value="-0.199124" calcext:value-type="float">
            <text:p>-0.199124</text:p>
          </table:table-cell>
          <table:table-cell office:value-type="float" office:value="-5.51073" calcext:value-type="float">
            <text:p>-5.51073</text:p>
          </table:table-cell>
          <table:table-cell office:value-type="float" office:value="1.2235" calcext:value-type="float">
            <text:p>1.2235</text:p>
          </table:table-cell>
          <table:table-cell office:value-type="float" office:value="0.00224719" calcext:value-type="float">
            <text:p>0.00224719</text:p>
          </table:table-cell>
          <table:table-cell table:formula="of:=[.C34]-[.C33]" office:value-type="float" office:value="-0.12118" calcext:value-type="float">
            <text:p>-0.12118</text:p>
          </table:table-cell>
          <table:table-cell table:formula="of:=[.A33]+[.C33]*[.$E33]" office:value-type="float" office:value="0.1130646571355" calcext:value-type="float">
            <text:p>0.1130646571</text:p>
          </table:table-cell>
          <table:table-cell/>
          <table:table-cell table:formula="of:=[.G34]-[.A34]" office:value-type="float" office:value="0.000272657135499996" calcext:value-type="float">
            <text:p>0.0002726571</text:p>
          </table:table-cell>
          <table:table-cell/>
          <table:table-cell office:value-type="float" office:value="0.112792" calcext:value-type="float">
            <text:p>0.112792</text:p>
          </table:table-cell>
          <table:table-cell office:value-type="float" office:value="-0.199124" calcext:value-type="float">
            <text:p>-0.199124</text:p>
          </table:table-cell>
          <table:table-cell table:formula="of:=[.A34]-[.K34]" office:value-type="float" office:value="0" calcext:value-type="float">
            <text:p>0</text:p>
          </table:table-cell>
          <table:table-cell table:formula="of:=[.B34]-[.L34]" office:value-type="float" office:value="0" calcext:value-type="float">
            <text:p>0</text:p>
          </table:table-cell>
          <table:table-cell table:number-columns-repeated="4"/>
          <table:table-cell table:formula="of:=[.I34]-[.$Q$1]" office:value-type="float" office:value="0.000217412614139999" calcext:value-type="float">
            <text:p>0.0002174126</text:p>
          </table:table-cell>
          <table:table-cell table:formula="of:=ABS([.$S34])&lt;[.$Q$2]" office:value-type="boolean" office:boolean-value="true" calcext:value-type="boolean">
            <text:p>WAHR</text:p>
          </table:table-cell>
          <table:table-cell table:formula="of:=ABS([.$S34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100705" calcext:value-type="float">
            <text:p>0.100705</text:p>
          </table:table-cell>
          <table:table-cell office:value-type="float" office:value="-0.196393" calcext:value-type="float">
            <text:p>-0.196393</text:p>
          </table:table-cell>
          <table:table-cell office:value-type="float" office:value="-5.37889" calcext:value-type="float">
            <text:p>-5.37889</text:p>
          </table:table-cell>
          <table:table-cell office:value-type="float" office:value="1.21549" calcext:value-type="float">
            <text:p>1.21549</text:p>
          </table:table-cell>
          <table:table-cell office:value-type="float" office:value="0.00224719" calcext:value-type="float">
            <text:p>0.00224719</text:p>
          </table:table-cell>
          <table:table-cell table:formula="of:=[.C35]-[.C34]" office:value-type="float" office:value="0.13184" calcext:value-type="float">
            <text:p>0.13184</text:p>
          </table:table-cell>
          <table:table-cell table:formula="of:=[.A34]+[.C34]*[.$E34]" office:value-type="float" office:value="0.1004083426513" calcext:value-type="float">
            <text:p>0.1004083427</text:p>
          </table:table-cell>
          <table:table-cell/>
          <table:table-cell table:formula="of:=[.G35]-[.A35]" office:value-type="float" office:value="-0.000296657348699991" calcext:value-type="float">
            <text:p>-0.0002966573</text:p>
          </table:table-cell>
          <table:table-cell/>
          <table:table-cell office:value-type="float" office:value="0.100705" calcext:value-type="float">
            <text:p>0.100705</text:p>
          </table:table-cell>
          <table:table-cell office:value-type="float" office:value="-0.196393" calcext:value-type="float">
            <text:p>-0.196393</text:p>
          </table:table-cell>
          <table:table-cell table:formula="of:=[.A35]-[.K35]" office:value-type="float" office:value="0" calcext:value-type="float">
            <text:p>0</text:p>
          </table:table-cell>
          <table:table-cell table:formula="of:=[.B35]-[.L35]" office:value-type="float" office:value="0" calcext:value-type="float">
            <text:p>0</text:p>
          </table:table-cell>
          <table:table-cell table:number-columns-repeated="4"/>
          <table:table-cell table:formula="of:=[.I35]-[.$Q$1]" office:value-type="float" office:value="-0.000351901870059988" calcext:value-type="float">
            <text:p>-0.0003519019</text:p>
          </table:table-cell>
          <table:table-cell table:formula="of:=ABS([.$S35])&lt;[.$Q$2]" office:value-type="boolean" office:boolean-value="false" calcext:value-type="boolean">
            <text:p>FALSCH</text:p>
          </table:table-cell>
          <table:table-cell table:formula="of:=ABS([.$S35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0886032" calcext:value-type="float">
            <text:p>0.0886032</text:p>
          </table:table-cell>
          <table:table-cell office:value-type="float" office:value="-0.193778" calcext:value-type="float">
            <text:p>-0.193778</text:p>
          </table:table-cell>
          <table:table-cell office:value-type="float" office:value="-5.38516" calcext:value-type="float">
            <text:p>-5.38516</text:p>
          </table:table-cell>
          <table:table-cell office:value-type="float" office:value="1.1636" calcext:value-type="float">
            <text:p>1.1636</text:p>
          </table:table-cell>
          <table:table-cell office:value-type="float" office:value="0.00224719" calcext:value-type="float">
            <text:p>0.00224719</text:p>
          </table:table-cell>
          <table:table-cell table:formula="of:=[.C36]-[.C35]" office:value-type="float" office:value="-0.00626999999999978" calcext:value-type="float">
            <text:p>-0.00627</text:p>
          </table:table-cell>
          <table:table-cell table:formula="of:=[.A35]+[.C35]*[.$E35]" office:value-type="float" office:value="0.0886176121809" calcext:value-type="float">
            <text:p>0.0886176122</text:p>
          </table:table-cell>
          <table:table-cell/>
          <table:table-cell table:formula="of:=[.G36]-[.A36]" office:value-type="float" office:value="0.0000144121808999947" calcext:value-type="float">
            <text:p>1.44121808999947E-005</text:p>
          </table:table-cell>
          <table:table-cell/>
          <table:table-cell office:value-type="float" office:value="0.0886032" calcext:value-type="float">
            <text:p>0.0886032</text:p>
          </table:table-cell>
          <table:table-cell office:value-type="float" office:value="-0.193778" calcext:value-type="float">
            <text:p>-0.193778</text:p>
          </table:table-cell>
          <table:table-cell table:formula="of:=[.A36]-[.K36]" office:value-type="float" office:value="0" calcext:value-type="float">
            <text:p>0</text:p>
          </table:table-cell>
          <table:table-cell table:formula="of:=[.B36]-[.L36]" office:value-type="float" office:value="0" calcext:value-type="float">
            <text:p>0</text:p>
          </table:table-cell>
          <table:table-cell table:number-columns-repeated="4"/>
          <table:table-cell table:formula="of:=[.I36]-[.$Q$1]" office:value-type="float" office:value="-0.0000408323404600018" calcext:value-type="float">
            <text:p>-4.08323404600018E-005</text:p>
          </table:table-cell>
          <table:table-cell table:formula="of:=ABS([.$S36])&lt;[.$Q$2]" office:value-type="boolean" office:boolean-value="true" calcext:value-type="boolean">
            <text:p>WAHR</text:p>
          </table:table-cell>
          <table:table-cell table:formula="of:=ABS([.$S36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0762294" calcext:value-type="float">
            <text:p>0.0762294</text:p>
          </table:table-cell>
          <table:table-cell office:value-type="float" office:value="-0.190811" calcext:value-type="float">
            <text:p>-0.190811</text:p>
          </table:table-cell>
          <table:table-cell office:value-type="float" office:value="-5.50633" calcext:value-type="float">
            <text:p>-5.50633</text:p>
          </table:table-cell>
          <table:table-cell office:value-type="float" office:value="1.32056" calcext:value-type="float">
            <text:p>1.32056</text:p>
          </table:table-cell>
          <table:table-cell office:value-type="float" office:value="0.00224719" calcext:value-type="float">
            <text:p>0.00224719</text:p>
          </table:table-cell>
          <table:table-cell table:formula="of:=[.C37]-[.C36]" office:value-type="float" office:value="-0.12117" calcext:value-type="float">
            <text:p>-0.12117</text:p>
          </table:table-cell>
          <table:table-cell table:formula="of:=[.A36]+[.C36]*[.$E36]" office:value-type="float" office:value="0.0765017222996" calcext:value-type="float">
            <text:p>0.0765017223</text:p>
          </table:table-cell>
          <table:table-cell/>
          <table:table-cell table:formula="of:=[.G37]-[.A37]" office:value-type="float" office:value="0.000272322299599989" calcext:value-type="float">
            <text:p>0.0002723223</text:p>
          </table:table-cell>
          <table:table-cell/>
          <table:table-cell office:value-type="float" office:value="0.0762294" calcext:value-type="float">
            <text:p>0.0762294</text:p>
          </table:table-cell>
          <table:table-cell office:value-type="float" office:value="-0.190811" calcext:value-type="float">
            <text:p>-0.190811</text:p>
          </table:table-cell>
          <table:table-cell table:formula="of:=[.A37]-[.K37]" office:value-type="float" office:value="0" calcext:value-type="float">
            <text:p>0</text:p>
          </table:table-cell>
          <table:table-cell table:formula="of:=[.B37]-[.L37]" office:value-type="float" office:value="0" calcext:value-type="float">
            <text:p>0</text:p>
          </table:table-cell>
          <table:table-cell table:number-columns-repeated="4"/>
          <table:table-cell table:formula="of:=[.I37]-[.$Q$1]" office:value-type="float" office:value="0.000217077778239993" calcext:value-type="float">
            <text:p>0.0002170778</text:p>
          </table:table-cell>
          <table:table-cell table:formula="of:=ABS([.$S37])&lt;[.$Q$2]" office:value-type="boolean" office:boolean-value="true" calcext:value-type="boolean">
            <text:p>WAHR</text:p>
          </table:table-cell>
          <table:table-cell table:formula="of:=ABS([.$S37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0640178" calcext:value-type="float">
            <text:p>0.0640178</text:p>
          </table:table-cell>
          <table:table-cell office:value-type="float" office:value="-0.18833" calcext:value-type="float">
            <text:p>-0.18833</text:p>
          </table:table-cell>
          <table:table-cell office:value-type="float" office:value="-5.43414" calcext:value-type="float">
            <text:p>-5.43414</text:p>
          </table:table-cell>
          <table:table-cell office:value-type="float" office:value="1.10385" calcext:value-type="float">
            <text:p>1.10385</text:p>
          </table:table-cell>
          <table:table-cell office:value-type="float" office:value="0.00224719" calcext:value-type="float">
            <text:p>0.00224719</text:p>
          </table:table-cell>
          <table:table-cell table:formula="of:=[.C38]-[.C37]" office:value-type="float" office:value="0.07219" calcext:value-type="float">
            <text:p>0.07219</text:p>
          </table:table-cell>
          <table:table-cell table:formula="of:=[.A37]+[.C37]*[.$E37]" office:value-type="float" office:value="0.0638556302873" calcext:value-type="float">
            <text:p>0.0638556303</text:p>
          </table:table-cell>
          <table:table-cell/>
          <table:table-cell table:formula="of:=[.G38]-[.A38]" office:value-type="float" office:value="-0.0001621697127" calcext:value-type="float">
            <text:p>-0.0001621697</text:p>
          </table:table-cell>
          <table:table-cell/>
          <table:table-cell office:value-type="float" office:value="0.0640178" calcext:value-type="float">
            <text:p>0.0640178</text:p>
          </table:table-cell>
          <table:table-cell office:value-type="float" office:value="-0.18833" calcext:value-type="float">
            <text:p>-0.18833</text:p>
          </table:table-cell>
          <table:table-cell table:formula="of:=[.A38]-[.K38]" office:value-type="float" office:value="0" calcext:value-type="float">
            <text:p>0</text:p>
          </table:table-cell>
          <table:table-cell table:formula="of:=[.B38]-[.L38]" office:value-type="float" office:value="0" calcext:value-type="float">
            <text:p>0</text:p>
          </table:table-cell>
          <table:table-cell table:number-columns-repeated="4"/>
          <table:table-cell table:formula="of:=[.I38]-[.$Q$1]" office:value-type="float" office:value="-0.000217414234059996" calcext:value-type="float">
            <text:p>-0.0002174142</text:p>
          </table:table-cell>
          <table:table-cell table:formula="of:=ABS([.$S38])&lt;[.$Q$2]" office:value-type="boolean" office:boolean-value="true" calcext:value-type="boolean">
            <text:p>WAHR</text:p>
          </table:table-cell>
          <table:table-cell table:formula="of:=ABS([.$S38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0517015" calcext:value-type="float">
            <text:p>0.0517015</text:p>
          </table:table-cell>
          <table:table-cell office:value-type="float" office:value="-0.185412" calcext:value-type="float">
            <text:p>-0.185412</text:p>
          </table:table-cell>
          <table:table-cell office:value-type="float" office:value="-5.48078" calcext:value-type="float">
            <text:p>-5.48078</text:p>
          </table:table-cell>
          <table:table-cell office:value-type="float" office:value="1.29868" calcext:value-type="float">
            <text:p>1.29868</text:p>
          </table:table-cell>
          <table:table-cell office:value-type="float" office:value="0.00224719" calcext:value-type="float">
            <text:p>0.00224719</text:p>
          </table:table-cell>
          <table:table-cell table:formula="of:=[.C39]-[.C38]" office:value-type="float" office:value="-0.04664" calcext:value-type="float">
            <text:p>-0.04664</text:p>
          </table:table-cell>
          <table:table-cell table:formula="of:=[.A38]+[.C38]*[.$E38]" office:value-type="float" office:value="0.0518062549334" calcext:value-type="float">
            <text:p>0.0518062549</text:p>
          </table:table-cell>
          <table:table-cell/>
          <table:table-cell table:formula="of:=[.G39]-[.A39]" office:value-type="float" office:value="0.000104754933400002" calcext:value-type="float">
            <text:p>0.0001047549</text:p>
          </table:table-cell>
          <table:table-cell/>
          <table:table-cell office:value-type="float" office:value="0.0517015" calcext:value-type="float">
            <text:p>0.0517015</text:p>
          </table:table-cell>
          <table:table-cell office:value-type="float" office:value="-0.185412" calcext:value-type="float">
            <text:p>-0.185412</text:p>
          </table:table-cell>
          <table:table-cell table:formula="of:=[.A39]-[.K39]" office:value-type="float" office:value="0" calcext:value-type="float">
            <text:p>0</text:p>
          </table:table-cell>
          <table:table-cell table:formula="of:=[.B39]-[.L39]" office:value-type="float" office:value="0" calcext:value-type="float">
            <text:p>0</text:p>
          </table:table-cell>
          <table:table-cell table:number-columns-repeated="4"/>
          <table:table-cell table:formula="of:=[.I39]-[.$Q$1]" office:value-type="float" office:value="0.0000495104120400052" calcext:value-type="float">
            <text:p>4.95104120400052E-005</text:p>
          </table:table-cell>
          <table:table-cell table:formula="of:=ABS([.$S39])&lt;[.$Q$2]" office:value-type="boolean" office:boolean-value="true" calcext:value-type="boolean">
            <text:p>WAHR</text:p>
          </table:table-cell>
          <table:table-cell table:formula="of:=ABS([.$S39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0393511" calcext:value-type="float">
            <text:p>0.0393511</text:p>
          </table:table-cell>
          <table:table-cell office:value-type="float" office:value="-0.182603" calcext:value-type="float">
            <text:p>-0.182603</text:p>
          </table:table-cell>
          <table:table-cell office:value-type="float" office:value="-5.49592" calcext:value-type="float">
            <text:p>-5.49592</text:p>
          </table:table-cell>
          <table:table-cell office:value-type="float" office:value="1.24972" calcext:value-type="float">
            <text:p>1.24972</text:p>
          </table:table-cell>
          <table:table-cell office:value-type="float" office:value="0.00224719" calcext:value-type="float">
            <text:p>0.00224719</text:p>
          </table:table-cell>
          <table:table-cell table:formula="of:=[.C40]-[.C39]" office:value-type="float" office:value="-0.0151399999999997" calcext:value-type="float">
            <text:p>-0.01514</text:p>
          </table:table-cell>
          <table:table-cell table:formula="of:=[.A39]+[.C39]*[.$E39]" office:value-type="float" office:value="0.0393851459918" calcext:value-type="float">
            <text:p>0.039385146</text:p>
          </table:table-cell>
          <table:table-cell/>
          <table:table-cell table:formula="of:=[.G40]-[.A40]" office:value-type="float" office:value="0.0000340459917999997" calcext:value-type="float">
            <text:p>0.000034046</text:p>
          </table:table-cell>
          <table:table-cell/>
          <table:table-cell office:value-type="float" office:value="0.0393511" calcext:value-type="float">
            <text:p>0.0393511</text:p>
          </table:table-cell>
          <table:table-cell office:value-type="float" office:value="-0.182603" calcext:value-type="float">
            <text:p>-0.182603</text:p>
          </table:table-cell>
          <table:table-cell table:formula="of:=[.A40]-[.K40]" office:value-type="float" office:value="0" calcext:value-type="float">
            <text:p>0</text:p>
          </table:table-cell>
          <table:table-cell table:formula="of:=[.B40]-[.L40]" office:value-type="float" office:value="0" calcext:value-type="float">
            <text:p>0</text:p>
          </table:table-cell>
          <table:table-cell table:number-columns-repeated="4"/>
          <table:table-cell table:formula="of:=[.I40]-[.$Q$1]" office:value-type="float" office:value="-0.0000211985295599968" calcext:value-type="float">
            <text:p>-2.11985295599968E-005</text:p>
          </table:table-cell>
          <table:table-cell table:formula="of:=ABS([.$S40])&lt;[.$Q$2]" office:value-type="boolean" office:boolean-value="true" calcext:value-type="boolean">
            <text:p>WAHR</text:p>
          </table:table-cell>
          <table:table-cell table:formula="of:=ABS([.$S40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0273188" calcext:value-type="float">
            <text:p>0.0273188</text:p>
          </table:table-cell>
          <table:table-cell office:value-type="float" office:value="-0.179896" calcext:value-type="float">
            <text:p>-0.179896</text:p>
          </table:table-cell>
          <table:table-cell office:value-type="float" office:value="-5.35438" calcext:value-type="float">
            <text:p>-5.35438</text:p>
          </table:table-cell>
          <table:table-cell office:value-type="float" office:value="1.2047" calcext:value-type="float">
            <text:p>1.2047</text:p>
          </table:table-cell>
          <table:table-cell office:value-type="float" office:value="0.00224719" calcext:value-type="float">
            <text:p>0.00224719</text:p>
          </table:table-cell>
          <table:table-cell table:formula="of:=[.C41]-[.C40]" office:value-type="float" office:value="0.14154" calcext:value-type="float">
            <text:p>0.14154</text:p>
          </table:table-cell>
          <table:table-cell table:formula="of:=[.A40]+[.C40]*[.$E40]" office:value-type="float" office:value="0.0270007235352" calcext:value-type="float">
            <text:p>0.0270007235</text:p>
          </table:table-cell>
          <table:table-cell/>
          <table:table-cell table:formula="of:=[.G41]-[.A41]" office:value-type="float" office:value="-0.000318076464799998" calcext:value-type="float">
            <text:p>-0.0003180765</text:p>
          </table:table-cell>
          <table:table-cell/>
          <table:table-cell office:value-type="float" office:value="0.0273188" calcext:value-type="float">
            <text:p>0.0273188</text:p>
          </table:table-cell>
          <table:table-cell office:value-type="float" office:value="-0.179896" calcext:value-type="float">
            <text:p>-0.179896</text:p>
          </table:table-cell>
          <table:table-cell table:formula="of:=[.A41]-[.K41]" office:value-type="float" office:value="0" calcext:value-type="float">
            <text:p>0</text:p>
          </table:table-cell>
          <table:table-cell table:formula="of:=[.B41]-[.L41]" office:value-type="float" office:value="0" calcext:value-type="float">
            <text:p>0</text:p>
          </table:table-cell>
          <table:table-cell table:number-columns-repeated="4"/>
          <table:table-cell table:formula="of:=[.I41]-[.$Q$1]" office:value-type="float" office:value="-0.000373320986159994" calcext:value-type="float">
            <text:p>-0.000373321</text:p>
          </table:table-cell>
          <table:table-cell table:formula="of:=ABS([.$S41])&lt;[.$Q$2]" office:value-type="boolean" office:boolean-value="false" calcext:value-type="boolean">
            <text:p>FALSCH</text:p>
          </table:table-cell>
          <table:table-cell table:formula="of:=ABS([.$S41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0149627" calcext:value-type="float">
            <text:p>0.0149627</text:p>
          </table:table-cell>
          <table:table-cell office:value-type="float" office:value="-0.176969" calcext:value-type="float">
            <text:p>-0.176969</text:p>
          </table:table-cell>
          <table:table-cell office:value-type="float" office:value="-5.49844" calcext:value-type="float">
            <text:p>-5.49844</text:p>
          </table:table-cell>
          <table:table-cell office:value-type="float" office:value="1.30251" calcext:value-type="float">
            <text:p>1.30251</text:p>
          </table:table-cell>
          <table:table-cell office:value-type="float" office:value="0.00224719" calcext:value-type="float">
            <text:p>0.00224719</text:p>
          </table:table-cell>
          <table:table-cell table:formula="of:=[.C42]-[.C41]" office:value-type="float" office:value="-0.144060000000001" calcext:value-type="float">
            <text:p>-0.14406</text:p>
          </table:table-cell>
          <table:table-cell table:formula="of:=[.A41]+[.C41]*[.$E41]" office:value-type="float" office:value="0.0152864908078" calcext:value-type="float">
            <text:p>0.0152864908</text:p>
          </table:table-cell>
          <table:table-cell/>
          <table:table-cell table:formula="of:=[.G42]-[.A42]" office:value-type="float" office:value="0.000323790807799998" calcext:value-type="float">
            <text:p>0.0003237908</text:p>
          </table:table-cell>
          <table:table-cell/>
          <table:table-cell office:value-type="float" office:value="0.0149627" calcext:value-type="float">
            <text:p>0.0149627</text:p>
          </table:table-cell>
          <table:table-cell office:value-type="float" office:value="-0.176969" calcext:value-type="float">
            <text:p>-0.176969</text:p>
          </table:table-cell>
          <table:table-cell table:formula="of:=[.A42]-[.K42]" office:value-type="float" office:value="0" calcext:value-type="float">
            <text:p>0</text:p>
          </table:table-cell>
          <table:table-cell table:formula="of:=[.B42]-[.L42]" office:value-type="float" office:value="0" calcext:value-type="float">
            <text:p>0</text:p>
          </table:table-cell>
          <table:table-cell table:number-columns-repeated="4"/>
          <table:table-cell table:formula="of:=[.I42]-[.$Q$1]" office:value-type="float" office:value="0.000268546286440001" calcext:value-type="float">
            <text:p>0.0002685463</text:p>
          </table:table-cell>
          <table:table-cell table:formula="of:=ABS([.$S42])&lt;[.$Q$2]" office:value-type="boolean" office:boolean-value="false" calcext:value-type="boolean">
            <text:p>FALSCH</text:p>
          </table:table-cell>
          <table:table-cell table:formula="of:=ABS([.$S42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0.00261827" calcext:value-type="float">
            <text:p>0.00261827</text:p>
          </table:table-cell>
          <table:table-cell office:value-type="float" office:value="-0.174106" calcext:value-type="float">
            <text:p>-0.174106</text:p>
          </table:table-cell>
          <table:table-cell office:value-type="float" office:value="-5.49328" calcext:value-type="float">
            <text:p>-5.49328</text:p>
          </table:table-cell>
          <table:table-cell office:value-type="float" office:value="1.27404" calcext:value-type="float">
            <text:p>1.27404</text:p>
          </table:table-cell>
          <table:table-cell office:value-type="float" office:value="0.00224719" calcext:value-type="float">
            <text:p>0.00224719</text:p>
          </table:table-cell>
          <table:table-cell table:formula="of:=[.C43]-[.C42]" office:value-type="float" office:value="0.00516000000000005" calcext:value-type="float">
            <text:p>0.00516</text:p>
          </table:table-cell>
          <table:table-cell table:formula="of:=[.A42]+[.C42]*[.$E42]" office:value-type="float" office:value="0.0026066606164" calcext:value-type="float">
            <text:p>0.0026066606</text:p>
          </table:table-cell>
          <table:table-cell/>
          <table:table-cell table:formula="of:=[.G43]-[.A43]" office:value-type="float" office:value="-0.000011609383600003" calcext:value-type="float">
            <text:p>-1.1609383600003E-005</text:p>
          </table:table-cell>
          <table:table-cell/>
          <table:table-cell office:value-type="float" office:value="0.00261827" calcext:value-type="float">
            <text:p>0.00261827</text:p>
          </table:table-cell>
          <table:table-cell office:value-type="float" office:value="-0.174106" calcext:value-type="float">
            <text:p>-0.174106</text:p>
          </table:table-cell>
          <table:table-cell table:formula="of:=[.A43]-[.K43]" office:value-type="float" office:value="0" calcext:value-type="float">
            <text:p>0</text:p>
          </table:table-cell>
          <table:table-cell table:formula="of:=[.B43]-[.L43]" office:value-type="float" office:value="0" calcext:value-type="float">
            <text:p>0</text:p>
          </table:table-cell>
          <table:table-cell table:number-columns-repeated="4"/>
          <table:table-cell table:formula="of:=[.I43]-[.$Q$1]" office:value-type="float" office:value="-0.0000668539049599995" calcext:value-type="float">
            <text:p>-6.68539049599995E-005</text:p>
          </table:table-cell>
          <table:table-cell table:formula="of:=ABS([.$S43])&lt;[.$Q$2]" office:value-type="boolean" office:boolean-value="true" calcext:value-type="boolean">
            <text:p>WAHR</text:p>
          </table:table-cell>
          <table:table-cell table:formula="of:=ABS([.$S43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00951898" calcext:value-type="float">
            <text:p>-0.00951898</text:p>
          </table:table-cell>
          <table:table-cell office:value-type="float" office:value="-0.171269" calcext:value-type="float">
            <text:p>-0.171269</text:p>
          </table:table-cell>
          <table:table-cell office:value-type="float" office:value="-5.40107" calcext:value-type="float">
            <text:p>-5.40107</text:p>
          </table:table-cell>
          <table:table-cell office:value-type="float" office:value="1.26252" calcext:value-type="float">
            <text:p>1.26252</text:p>
          </table:table-cell>
          <table:table-cell office:value-type="float" office:value="0.00224719" calcext:value-type="float">
            <text:p>0.00224719</text:p>
          </table:table-cell>
          <table:table-cell table:formula="of:=[.C44]-[.C43]" office:value-type="float" office:value="0.0922100000000006" calcext:value-type="float">
            <text:p>0.09221</text:p>
          </table:table-cell>
          <table:table-cell table:formula="of:=[.A43]+[.C43]*[.$E43]" office:value-type="float" office:value="-0.0097261738832" calcext:value-type="float">
            <text:p>-0.0097261739</text:p>
          </table:table-cell>
          <table:table-cell/>
          <table:table-cell table:formula="of:=[.G44]-[.A44]" office:value-type="float" office:value="-0.000207193883200001" calcext:value-type="float">
            <text:p>-0.0002071939</text:p>
          </table:table-cell>
          <table:table-cell/>
          <table:table-cell office:value-type="float" office:value="-0.00951898" calcext:value-type="float">
            <text:p>-0.00951898</text:p>
          </table:table-cell>
          <table:table-cell office:value-type="float" office:value="-0.171269" calcext:value-type="float">
            <text:p>-0.171269</text:p>
          </table:table-cell>
          <table:table-cell table:formula="of:=[.A44]-[.K44]" office:value-type="float" office:value="0" calcext:value-type="float">
            <text:p>0</text:p>
          </table:table-cell>
          <table:table-cell table:formula="of:=[.B44]-[.L44]" office:value-type="float" office:value="0" calcext:value-type="float">
            <text:p>0</text:p>
          </table:table-cell>
          <table:table-cell table:number-columns-repeated="4"/>
          <table:table-cell table:formula="of:=[.I44]-[.$Q$1]" office:value-type="float" office:value="-0.000262438404559997" calcext:value-type="float">
            <text:p>-0.0002624384</text:p>
          </table:table-cell>
          <table:table-cell table:formula="of:=ABS([.$S44])&lt;[.$Q$2]" office:value-type="boolean" office:boolean-value="false" calcext:value-type="boolean">
            <text:p>FALSCH</text:p>
          </table:table-cell>
          <table:table-cell table:formula="of:=ABS([.$S44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0220203" calcext:value-type="float">
            <text:p>-0.0220203</text:p>
          </table:table-cell>
          <table:table-cell office:value-type="float" office:value="-0.168401" calcext:value-type="float">
            <text:p>-0.168401</text:p>
          </table:table-cell>
          <table:table-cell office:value-type="float" office:value="-5.56308" calcext:value-type="float">
            <text:p>-5.56308</text:p>
          </table:table-cell>
          <table:table-cell office:value-type="float" office:value="1.27633" calcext:value-type="float">
            <text:p>1.27633</text:p>
          </table:table-cell>
          <table:table-cell office:value-type="float" office:value="0.00224719" calcext:value-type="float">
            <text:p>0.00224719</text:p>
          </table:table-cell>
          <table:table-cell table:formula="of:=[.C45]-[.C44]" office:value-type="float" office:value="-0.16201" calcext:value-type="float">
            <text:p>-0.16201</text:p>
          </table:table-cell>
          <table:table-cell table:formula="of:=[.A44]+[.C44]*[.$E44]" office:value-type="float" office:value="-0.0216562104933" calcext:value-type="float">
            <text:p>-0.0216562105</text:p>
          </table:table-cell>
          <table:table-cell/>
          <table:table-cell table:formula="of:=[.G45]-[.A45]" office:value-type="float" office:value="0.000364089506699999" calcext:value-type="float">
            <text:p>0.0003640895</text:p>
          </table:table-cell>
          <table:table-cell/>
          <table:table-cell office:value-type="float" office:value="-0.0220203" calcext:value-type="float">
            <text:p>-0.0220203</text:p>
          </table:table-cell>
          <table:table-cell office:value-type="float" office:value="-0.168401" calcext:value-type="float">
            <text:p>-0.168401</text:p>
          </table:table-cell>
          <table:table-cell table:formula="of:=[.A45]-[.K45]" office:value-type="float" office:value="0" calcext:value-type="float">
            <text:p>0</text:p>
          </table:table-cell>
          <table:table-cell table:formula="of:=[.B45]-[.L45]" office:value-type="float" office:value="0" calcext:value-type="float">
            <text:p>0</text:p>
          </table:table-cell>
          <table:table-cell table:number-columns-repeated="4"/>
          <table:table-cell table:formula="of:=[.I45]-[.$Q$1]" office:value-type="float" office:value="0.000308844985340003" calcext:value-type="float">
            <text:p>0.000308845</text:p>
          </table:table-cell>
          <table:table-cell table:formula="of:=ABS([.$S45])&lt;[.$Q$2]" office:value-type="boolean" office:boolean-value="false" calcext:value-type="boolean">
            <text:p>FALSCH</text:p>
          </table:table-cell>
          <table:table-cell table:formula="of:=ABS([.$S45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0342444" calcext:value-type="float">
            <text:p>-0.0342444</text:p>
          </table:table-cell>
          <table:table-cell office:value-type="float" office:value="-0.165655" calcext:value-type="float">
            <text:p>-0.165655</text:p>
          </table:table-cell>
          <table:table-cell office:value-type="float" office:value="-5.43972" calcext:value-type="float">
            <text:p>-5.43972</text:p>
          </table:table-cell>
          <table:table-cell office:value-type="float" office:value="1.22172" calcext:value-type="float">
            <text:p>1.22172</text:p>
          </table:table-cell>
          <table:table-cell office:value-type="float" office:value="0.00224719" calcext:value-type="float">
            <text:p>0.00224719</text:p>
          </table:table-cell>
          <table:table-cell table:formula="of:=[.C46]-[.C45]" office:value-type="float" office:value="0.12336" calcext:value-type="float">
            <text:p>0.12336</text:p>
          </table:table-cell>
          <table:table-cell table:formula="of:=[.A45]+[.C45]*[.$E45]" office:value-type="float" office:value="-0.0345215977452" calcext:value-type="float">
            <text:p>-0.0345215977</text:p>
          </table:table-cell>
          <table:table-cell/>
          <table:table-cell table:formula="of:=[.G46]-[.A46]" office:value-type="float" office:value="-0.000277197745199999" calcext:value-type="float">
            <text:p>-0.0002771977</text:p>
          </table:table-cell>
          <table:table-cell/>
          <table:table-cell office:value-type="float" office:value="-0.0342444" calcext:value-type="float">
            <text:p>-0.0342444</text:p>
          </table:table-cell>
          <table:table-cell office:value-type="float" office:value="-0.165655" calcext:value-type="float">
            <text:p>-0.165655</text:p>
          </table:table-cell>
          <table:table-cell table:formula="of:=[.A46]-[.K46]" office:value-type="float" office:value="0" calcext:value-type="float">
            <text:p>0</text:p>
          </table:table-cell>
          <table:table-cell table:formula="of:=[.B46]-[.L46]" office:value-type="float" office:value="0" calcext:value-type="float">
            <text:p>0</text:p>
          </table:table-cell>
          <table:table-cell table:number-columns-repeated="4"/>
          <table:table-cell table:formula="of:=[.I46]-[.$Q$1]" office:value-type="float" office:value="-0.000332442266559995" calcext:value-type="float">
            <text:p>-0.0003324423</text:p>
          </table:table-cell>
          <table:table-cell table:formula="of:=ABS([.$S46])&lt;[.$Q$2]" office:value-type="boolean" office:boolean-value="false" calcext:value-type="boolean">
            <text:p>FALSCH</text:p>
          </table:table-cell>
          <table:table-cell table:formula="of:=ABS([.$S46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0463037" calcext:value-type="float">
            <text:p>-0.0463037</text:p>
          </table:table-cell>
          <table:table-cell office:value-type="float" office:value="-0.162664" calcext:value-type="float">
            <text:p>-0.162664</text:p>
          </table:table-cell>
          <table:table-cell office:value-type="float" office:value="-5.36638" calcext:value-type="float">
            <text:p>-5.36638</text:p>
          </table:table-cell>
          <table:table-cell office:value-type="float" office:value="1.33126" calcext:value-type="float">
            <text:p>1.33126</text:p>
          </table:table-cell>
          <table:table-cell office:value-type="float" office:value="0.00224719" calcext:value-type="float">
            <text:p>0.00224719</text:p>
          </table:table-cell>
          <table:table-cell table:formula="of:=[.C47]-[.C46]" office:value-type="float" office:value="0.07334" calcext:value-type="float">
            <text:p>0.07334</text:p>
          </table:table-cell>
          <table:table-cell table:formula="of:=[.A46]+[.C46]*[.$E46]" office:value-type="float" office:value="-0.0464684843868" calcext:value-type="float">
            <text:p>-0.0464684844</text:p>
          </table:table-cell>
          <table:table-cell/>
          <table:table-cell table:formula="of:=[.G47]-[.A47]" office:value-type="float" office:value="-0.000164784386800003" calcext:value-type="float">
            <text:p>-0.0001647844</text:p>
          </table:table-cell>
          <table:table-cell/>
          <table:table-cell office:value-type="float" office:value="-0.0463037" calcext:value-type="float">
            <text:p>-0.0463037</text:p>
          </table:table-cell>
          <table:table-cell office:value-type="float" office:value="-0.162664" calcext:value-type="float">
            <text:p>-0.162664</text:p>
          </table:table-cell>
          <table:table-cell table:formula="of:=[.A47]-[.K47]" office:value-type="float" office:value="0" calcext:value-type="float">
            <text:p>0</text:p>
          </table:table-cell>
          <table:table-cell table:formula="of:=[.B47]-[.L47]" office:value-type="float" office:value="0" calcext:value-type="float">
            <text:p>0</text:p>
          </table:table-cell>
          <table:table-cell table:number-columns-repeated="4"/>
          <table:table-cell table:formula="of:=[.I47]-[.$Q$1]" office:value-type="float" office:value="-0.000220028908159999" calcext:value-type="float">
            <text:p>-0.0002200289</text:p>
          </table:table-cell>
          <table:table-cell table:formula="of:=ABS([.$S47])&lt;[.$Q$2]" office:value-type="boolean" office:boolean-value="true" calcext:value-type="boolean">
            <text:p>WAHR</text:p>
          </table:table-cell>
          <table:table-cell table:formula="of:=ABS([.$S47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0584569" calcext:value-type="float">
            <text:p>-0.0584569</text:p>
          </table:table-cell>
          <table:table-cell office:value-type="float" office:value="-0.159984" calcext:value-type="float">
            <text:p>-0.159984</text:p>
          </table:table-cell>
          <table:table-cell office:value-type="float" office:value="-5.40817" calcext:value-type="float">
            <text:p>-5.40817</text:p>
          </table:table-cell>
          <table:table-cell office:value-type="float" office:value="1.1926" calcext:value-type="float">
            <text:p>1.1926</text:p>
          </table:table-cell>
          <table:table-cell office:value-type="float" office:value="0.00224719" calcext:value-type="float">
            <text:p>0.00224719</text:p>
          </table:table-cell>
          <table:table-cell table:formula="of:=[.C48]-[.C47]" office:value-type="float" office:value="-0.0417899999999998" calcext:value-type="float">
            <text:p>-0.04179</text:p>
          </table:table-cell>
          <table:table-cell table:formula="of:=[.A47]+[.C47]*[.$E47]" office:value-type="float" office:value="-0.0583629754722" calcext:value-type="float">
            <text:p>-0.0583629755</text:p>
          </table:table-cell>
          <table:table-cell/>
          <table:table-cell table:formula="of:=[.G48]-[.A48]" office:value-type="float" office:value="0.0000939245278000003" calcext:value-type="float">
            <text:p>9.39245278000003E-005</text:p>
          </table:table-cell>
          <table:table-cell/>
          <table:table-cell office:value-type="float" office:value="-0.0584569" calcext:value-type="float">
            <text:p>-0.0584569</text:p>
          </table:table-cell>
          <table:table-cell office:value-type="float" office:value="-0.159984" calcext:value-type="float">
            <text:p>-0.159984</text:p>
          </table:table-cell>
          <table:table-cell table:formula="of:=[.A48]-[.K48]" office:value-type="float" office:value="0" calcext:value-type="float">
            <text:p>0</text:p>
          </table:table-cell>
          <table:table-cell table:formula="of:=[.B48]-[.L48]" office:value-type="float" office:value="0" calcext:value-type="float">
            <text:p>0</text:p>
          </table:table-cell>
          <table:table-cell table:number-columns-repeated="4"/>
          <table:table-cell table:formula="of:=[.I48]-[.$Q$1]" office:value-type="float" office:value="0.0000386800064400038" calcext:value-type="float">
            <text:p>0.00003868</text:p>
          </table:table-cell>
          <table:table-cell table:formula="of:=ABS([.$S48])&lt;[.$Q$2]" office:value-type="boolean" office:boolean-value="true" calcext:value-type="boolean">
            <text:p>WAHR</text:p>
          </table:table-cell>
          <table:table-cell table:formula="of:=ABS([.$S48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0705523" calcext:value-type="float">
            <text:p>-0.0705523</text:p>
          </table:table-cell>
          <table:table-cell office:value-type="float" office:value="-0.157074" calcext:value-type="float">
            <text:p>-0.157074</text:p>
          </table:table-cell>
          <table:table-cell office:value-type="float" office:value="-5.38246" calcext:value-type="float">
            <text:p>-5.38246</text:p>
          </table:table-cell>
          <table:table-cell office:value-type="float" office:value="1.29483" calcext:value-type="float">
            <text:p>1.29483</text:p>
          </table:table-cell>
          <table:table-cell office:value-type="float" office:value="0.00224719" calcext:value-type="float">
            <text:p>0.00224719</text:p>
          </table:table-cell>
          <table:table-cell table:formula="of:=[.C49]-[.C48]" office:value-type="float" office:value="0.0257100000000001" calcext:value-type="float">
            <text:p>0.02571</text:p>
          </table:table-cell>
          <table:table-cell table:formula="of:=[.A48]+[.C48]*[.$E48]" office:value-type="float" office:value="-0.0706100855423" calcext:value-type="float">
            <text:p>-0.0706100855</text:p>
          </table:table-cell>
          <table:table-cell/>
          <table:table-cell table:formula="of:=[.G49]-[.A49]" office:value-type="float" office:value="-0.0000577855423000012" calcext:value-type="float">
            <text:p>-5.77855423000012E-005</text:p>
          </table:table-cell>
          <table:table-cell/>
          <table:table-cell office:value-type="float" office:value="-0.0705523" calcext:value-type="float">
            <text:p>-0.0705523</text:p>
          </table:table-cell>
          <table:table-cell office:value-type="float" office:value="-0.157074" calcext:value-type="float">
            <text:p>-0.157074</text:p>
          </table:table-cell>
          <table:table-cell table:formula="of:=[.A49]-[.K49]" office:value-type="float" office:value="0" calcext:value-type="float">
            <text:p>0</text:p>
          </table:table-cell>
          <table:table-cell table:formula="of:=[.B49]-[.L49]" office:value-type="float" office:value="0" calcext:value-type="float">
            <text:p>0</text:p>
          </table:table-cell>
          <table:table-cell table:number-columns-repeated="4"/>
          <table:table-cell table:formula="of:=[.I49]-[.$Q$1]" office:value-type="float" office:value="-0.000113030063659998" calcext:value-type="float">
            <text:p>-0.0001130301</text:p>
          </table:table-cell>
          <table:table-cell table:formula="of:=ABS([.$S49])&lt;[.$Q$2]" office:value-type="boolean" office:boolean-value="true" calcext:value-type="boolean">
            <text:p>WAHR</text:p>
          </table:table-cell>
          <table:table-cell table:formula="of:=ABS([.$S49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0826723" calcext:value-type="float">
            <text:p>-0.0826723</text:p>
          </table:table-cell>
          <table:table-cell office:value-type="float" office:value="-0.154375" calcext:value-type="float">
            <text:p>-0.154375</text:p>
          </table:table-cell>
          <table:table-cell office:value-type="float" office:value="-5.3934" calcext:value-type="float">
            <text:p>-5.3934</text:p>
          </table:table-cell>
          <table:table-cell office:value-type="float" office:value="1.20095" calcext:value-type="float">
            <text:p>1.20095</text:p>
          </table:table-cell>
          <table:table-cell office:value-type="float" office:value="0.00224719" calcext:value-type="float">
            <text:p>0.00224719</text:p>
          </table:table-cell>
          <table:table-cell table:formula="of:=[.C50]-[.C49]" office:value-type="float" office:value="-0.0109399999999997" calcext:value-type="float">
            <text:p>-0.01094</text:p>
          </table:table-cell>
          <table:table-cell table:formula="of:=[.A49]+[.C49]*[.$E49]" office:value-type="float" office:value="-0.0826477102874" calcext:value-type="float">
            <text:p>-0.0826477103</text:p>
          </table:table-cell>
          <table:table-cell/>
          <table:table-cell table:formula="of:=[.G50]-[.A50]" office:value-type="float" office:value="0.0000245897125999844" calcext:value-type="float">
            <text:p>2.45897125999844E-005</text:p>
          </table:table-cell>
          <table:table-cell/>
          <table:table-cell office:value-type="float" office:value="-0.0826723" calcext:value-type="float">
            <text:p>-0.0826723</text:p>
          </table:table-cell>
          <table:table-cell office:value-type="float" office:value="-0.154375" calcext:value-type="float">
            <text:p>-0.154375</text:p>
          </table:table-cell>
          <table:table-cell table:formula="of:=[.A50]-[.K50]" office:value-type="float" office:value="0" calcext:value-type="float">
            <text:p>0</text:p>
          </table:table-cell>
          <table:table-cell table:formula="of:=[.B50]-[.L50]" office:value-type="float" office:value="0" calcext:value-type="float">
            <text:p>0</text:p>
          </table:table-cell>
          <table:table-cell table:number-columns-repeated="4"/>
          <table:table-cell table:formula="of:=[.I50]-[.$Q$1]" office:value-type="float" office:value="-0.0000306548087600121" calcext:value-type="float">
            <text:p>-3.06548087600121E-005</text:p>
          </table:table-cell>
          <table:table-cell table:formula="of:=ABS([.$S50])&lt;[.$Q$2]" office:value-type="boolean" office:boolean-value="true" calcext:value-type="boolean">
            <text:p>WAHR</text:p>
          </table:table-cell>
          <table:table-cell table:formula="of:=ABS([.$S50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0944623" calcext:value-type="float">
            <text:p>-0.0944623</text:p>
          </table:table-cell>
          <table:table-cell office:value-type="float" office:value="-0.151584" calcext:value-type="float">
            <text:p>-0.151584</text:p>
          </table:table-cell>
          <table:table-cell office:value-type="float" office:value="-5.24654" calcext:value-type="float">
            <text:p>-5.24654</text:p>
          </table:table-cell>
          <table:table-cell office:value-type="float" office:value="1.24198" calcext:value-type="float">
            <text:p>1.24198</text:p>
          </table:table-cell>
          <table:table-cell office:value-type="float" office:value="0.00224719" calcext:value-type="float">
            <text:p>0.00224719</text:p>
          </table:table-cell>
          <table:table-cell table:formula="of:=[.C51]-[.C50]" office:value-type="float" office:value="0.146859999999999" calcext:value-type="float">
            <text:p>0.14686</text:p>
          </table:table-cell>
          <table:table-cell table:formula="of:=[.A50]+[.C50]*[.$E50]" office:value-type="float" office:value="-0.094792294546" calcext:value-type="float">
            <text:p>-0.0947922945</text:p>
          </table:table-cell>
          <table:table-cell/>
          <table:table-cell table:formula="of:=[.G51]-[.A51]" office:value-type="float" office:value="-0.000329994545999995" calcext:value-type="float">
            <text:p>-0.0003299945</text:p>
          </table:table-cell>
          <table:table-cell/>
          <table:table-cell office:value-type="float" office:value="-0.0944623" calcext:value-type="float">
            <text:p>-0.0944623</text:p>
          </table:table-cell>
          <table:table-cell office:value-type="float" office:value="-0.151584" calcext:value-type="float">
            <text:p>-0.151584</text:p>
          </table:table-cell>
          <table:table-cell table:formula="of:=[.A51]-[.K51]" office:value-type="float" office:value="0" calcext:value-type="float">
            <text:p>0</text:p>
          </table:table-cell>
          <table:table-cell table:formula="of:=[.B51]-[.L51]" office:value-type="float" office:value="0" calcext:value-type="float">
            <text:p>0</text:p>
          </table:table-cell>
          <table:table-cell table:number-columns-repeated="4"/>
          <table:table-cell table:formula="of:=[.I51]-[.$Q$1]" office:value-type="float" office:value="-0.000385239067359992" calcext:value-type="float">
            <text:p>-0.0003852391</text:p>
          </table:table-cell>
          <table:table-cell table:formula="of:=ABS([.$S51])&lt;[.$Q$2]" office:value-type="boolean" office:boolean-value="false" calcext:value-type="boolean">
            <text:p>FALSCH</text:p>
          </table:table-cell>
          <table:table-cell table:formula="of:=ABS([.$S51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106456" calcext:value-type="float">
            <text:p>-0.106456</text:p>
          </table:table-cell>
          <table:table-cell office:value-type="float" office:value="-0.148887" calcext:value-type="float">
            <text:p>-0.148887</text:p>
          </table:table-cell>
          <table:table-cell office:value-type="float" office:value="-5.33704" calcext:value-type="float">
            <text:p>-5.33704</text:p>
          </table:table-cell>
          <table:table-cell office:value-type="float" office:value="1.20033" calcext:value-type="float">
            <text:p>1.20033</text:p>
          </table:table-cell>
          <table:table-cell office:value-type="float" office:value="0.00224719" calcext:value-type="float">
            <text:p>0.00224719</text:p>
          </table:table-cell>
          <table:table-cell table:formula="of:=[.C52]-[.C51]" office:value-type="float" office:value="-0.0904999999999996" calcext:value-type="float">
            <text:p>-0.0905</text:p>
          </table:table-cell>
          <table:table-cell table:formula="of:=[.A51]+[.C51]*[.$E51]" office:value-type="float" office:value="-0.1062522722226" calcext:value-type="float">
            <text:p>-0.1062522722</text:p>
          </table:table-cell>
          <table:table-cell/>
          <table:table-cell table:formula="of:=[.G52]-[.A52]" office:value-type="float" office:value="0.000203727777399992" calcext:value-type="float">
            <text:p>0.0002037278</text:p>
          </table:table-cell>
          <table:table-cell/>
          <table:table-cell office:value-type="float" office:value="-0.106456" calcext:value-type="float">
            <text:p>-0.106456</text:p>
          </table:table-cell>
          <table:table-cell office:value-type="float" office:value="-0.148887" calcext:value-type="float">
            <text:p>-0.148887</text:p>
          </table:table-cell>
          <table:table-cell table:formula="of:=[.A52]-[.K52]" office:value-type="float" office:value="0" calcext:value-type="float">
            <text:p>0</text:p>
          </table:table-cell>
          <table:table-cell table:formula="of:=[.B52]-[.L52]" office:value-type="float" office:value="0" calcext:value-type="float">
            <text:p>0</text:p>
          </table:table-cell>
          <table:table-cell table:number-columns-repeated="4"/>
          <table:table-cell table:formula="of:=[.I52]-[.$Q$1]" office:value-type="float" office:value="0.000148483256039996" calcext:value-type="float">
            <text:p>0.0001484833</text:p>
          </table:table-cell>
          <table:table-cell table:formula="of:=ABS([.$S52])&lt;[.$Q$2]" office:value-type="boolean" office:boolean-value="true" calcext:value-type="boolean">
            <text:p>WAHR</text:p>
          </table:table-cell>
          <table:table-cell table:formula="of:=ABS([.$S52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118186" calcext:value-type="float">
            <text:p>-0.118186</text:p>
          </table:table-cell>
          <table:table-cell office:value-type="float" office:value="-0.145956" calcext:value-type="float">
            <text:p>-0.145956</text:p>
          </table:table-cell>
          <table:table-cell office:value-type="float" office:value="-5.2201" calcext:value-type="float">
            <text:p>-5.2201</text:p>
          </table:table-cell>
          <table:table-cell office:value-type="float" office:value="1.30447" calcext:value-type="float">
            <text:p>1.30447</text:p>
          </table:table-cell>
          <table:table-cell office:value-type="float" office:value="0.00224719" calcext:value-type="float">
            <text:p>0.00224719</text:p>
          </table:table-cell>
          <table:table-cell table:formula="of:=[.C53]-[.C52]" office:value-type="float" office:value="0.11694" calcext:value-type="float">
            <text:p>0.11694</text:p>
          </table:table-cell>
          <table:table-cell table:formula="of:=[.A52]+[.C52]*[.$E52]" office:value-type="float" office:value="-0.1184493429176" calcext:value-type="float">
            <text:p>-0.1184493429</text:p>
          </table:table-cell>
          <table:table-cell/>
          <table:table-cell table:formula="of:=[.G53]-[.A53]" office:value-type="float" office:value="-0.000263342917599996" calcext:value-type="float">
            <text:p>-0.0002633429</text:p>
          </table:table-cell>
          <table:table-cell/>
          <table:table-cell office:value-type="float" office:value="-0.118186" calcext:value-type="float">
            <text:p>-0.118186</text:p>
          </table:table-cell>
          <table:table-cell office:value-type="float" office:value="-0.145956" calcext:value-type="float">
            <text:p>-0.145956</text:p>
          </table:table-cell>
          <table:table-cell table:formula="of:=[.A53]-[.K53]" office:value-type="float" office:value="0" calcext:value-type="float">
            <text:p>0</text:p>
          </table:table-cell>
          <table:table-cell table:formula="of:=[.B53]-[.L53]" office:value-type="float" office:value="0" calcext:value-type="float">
            <text:p>0</text:p>
          </table:table-cell>
          <table:table-cell table:number-columns-repeated="4"/>
          <table:table-cell table:formula="of:=[.I53]-[.$Q$1]" office:value-type="float" office:value="-0.000318587438959992" calcext:value-type="float">
            <text:p>-0.0003185874</text:p>
          </table:table-cell>
          <table:table-cell table:formula="of:=ABS([.$S53])&lt;[.$Q$2]" office:value-type="boolean" office:boolean-value="false" calcext:value-type="boolean">
            <text:p>FALSCH</text:p>
          </table:table-cell>
          <table:table-cell table:formula="of:=ABS([.$S53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130228" calcext:value-type="float">
            <text:p>-0.130228</text:p>
          </table:table-cell>
          <table:table-cell office:value-type="float" office:value="-0.143296" calcext:value-type="float">
            <text:p>-0.143296</text:p>
          </table:table-cell>
          <table:table-cell office:value-type="float" office:value="-5.35855" calcext:value-type="float">
            <text:p>-5.35855</text:p>
          </table:table-cell>
          <table:table-cell office:value-type="float" office:value="1.18352" calcext:value-type="float">
            <text:p>1.18352</text:p>
          </table:table-cell>
          <table:table-cell office:value-type="float" office:value="0.00224719" calcext:value-type="float">
            <text:p>0.00224719</text:p>
          </table:table-cell>
          <table:table-cell table:formula="of:=[.C54]-[.C53]" office:value-type="float" office:value="-0.13845" calcext:value-type="float">
            <text:p>-0.13845</text:p>
          </table:table-cell>
          <table:table-cell table:formula="of:=[.A53]+[.C53]*[.$E53]" office:value-type="float" office:value="-0.129916556519" calcext:value-type="float">
            <text:p>-0.1299165565</text:p>
          </table:table-cell>
          <table:table-cell/>
          <table:table-cell table:formula="of:=[.G54]-[.A54]" office:value-type="float" office:value="0.000311443480999984" calcext:value-type="float">
            <text:p>0.0003114435</text:p>
          </table:table-cell>
          <table:table-cell/>
          <table:table-cell office:value-type="float" office:value="-0.130228" calcext:value-type="float">
            <text:p>-0.130228</text:p>
          </table:table-cell>
          <table:table-cell office:value-type="float" office:value="-0.143296" calcext:value-type="float">
            <text:p>-0.143296</text:p>
          </table:table-cell>
          <table:table-cell table:formula="of:=[.A54]-[.K54]" office:value-type="float" office:value="0" calcext:value-type="float">
            <text:p>0</text:p>
          </table:table-cell>
          <table:table-cell table:formula="of:=[.B54]-[.L54]" office:value-type="float" office:value="0" calcext:value-type="float">
            <text:p>0</text:p>
          </table:table-cell>
          <table:table-cell table:number-columns-repeated="4"/>
          <table:table-cell table:formula="of:=[.I54]-[.$Q$1]" office:value-type="float" office:value="0.000256198959639988" calcext:value-type="float">
            <text:p>0.000256199</text:p>
          </table:table-cell>
          <table:table-cell table:formula="of:=ABS([.$S54])&lt;[.$Q$2]" office:value-type="boolean" office:boolean-value="false" calcext:value-type="boolean">
            <text:p>FALSCH</text:p>
          </table:table-cell>
          <table:table-cell table:formula="of:=ABS([.$S54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141823" calcext:value-type="float">
            <text:p>-0.141823</text:p>
          </table:table-cell>
          <table:table-cell office:value-type="float" office:value="-0.140351" calcext:value-type="float">
            <text:p>-0.140351</text:p>
          </table:table-cell>
          <table:table-cell office:value-type="float" office:value="-5.15978" calcext:value-type="float">
            <text:p>-5.15978</text:p>
          </table:table-cell>
          <table:table-cell office:value-type="float" office:value="1.31054" calcext:value-type="float">
            <text:p>1.31054</text:p>
          </table:table-cell>
          <table:table-cell office:value-type="float" office:value="0.00224719" calcext:value-type="float">
            <text:p>0.00224719</text:p>
          </table:table-cell>
          <table:table-cell table:formula="of:=[.C55]-[.C54]" office:value-type="float" office:value="0.198770000000001" calcext:value-type="float">
            <text:p>0.19877</text:p>
          </table:table-cell>
          <table:table-cell table:formula="of:=[.A54]+[.C54]*[.$E54]" office:value-type="float" office:value="-0.1422696799745" calcext:value-type="float">
            <text:p>-0.14226968</text:p>
          </table:table-cell>
          <table:table-cell/>
          <table:table-cell table:formula="of:=[.G55]-[.A55]" office:value-type="float" office:value="-0.000446679974499986" calcext:value-type="float">
            <text:p>-0.00044668</text:p>
          </table:table-cell>
          <table:table-cell/>
          <table:table-cell office:value-type="float" office:value="-0.141823" calcext:value-type="float">
            <text:p>-0.141823</text:p>
          </table:table-cell>
          <table:table-cell office:value-type="float" office:value="-0.140351" calcext:value-type="float">
            <text:p>-0.140351</text:p>
          </table:table-cell>
          <table:table-cell table:formula="of:=[.A55]-[.K55]" office:value-type="float" office:value="0" calcext:value-type="float">
            <text:p>0</text:p>
          </table:table-cell>
          <table:table-cell table:formula="of:=[.B55]-[.L55]" office:value-type="float" office:value="0" calcext:value-type="float">
            <text:p>0</text:p>
          </table:table-cell>
          <table:table-cell table:number-columns-repeated="4"/>
          <table:table-cell table:formula="of:=[.I55]-[.$Q$1]" office:value-type="float" office:value="-0.000501924495859983" calcext:value-type="float">
            <text:p>-0.0005019245</text:p>
          </table:table-cell>
          <table:table-cell table:formula="of:=ABS([.$S55])&lt;[.$Q$2]" office:value-type="boolean" office:boolean-value="false" calcext:value-type="boolean">
            <text:p>FALSCH</text:p>
          </table:table-cell>
          <table:table-cell table:formula="of:=ABS([.$S55])&lt;2*[.$Q$2]" office:value-type="boolean" office:boolean-value="false" calcext:value-type="boolean">
            <text:p>FALSCH</text:p>
          </table:table-cell>
          <table:table-cell table:number-columns-repeated="4"/>
        </table:table-row>
        <table:table-row table:style-name="ro1">
          <table:table-cell office:value-type="float" office:value="-0.153805" calcext:value-type="float">
            <text:p>-0.153805</text:p>
          </table:table-cell>
          <table:table-cell office:value-type="float" office:value="-0.137229" calcext:value-type="float">
            <text:p>-0.137229</text:p>
          </table:table-cell>
          <table:table-cell office:value-type="float" office:value="-5.33221" calcext:value-type="float">
            <text:p>-5.33221</text:p>
          </table:table-cell>
          <table:table-cell office:value-type="float" office:value="1.38935" calcext:value-type="float">
            <text:p>1.38935</text:p>
          </table:table-cell>
          <table:table-cell office:value-type="float" office:value="0.00224719" calcext:value-type="float">
            <text:p>0.00224719</text:p>
          </table:table-cell>
          <table:table-cell table:formula="of:=[.C56]-[.C55]" office:value-type="float" office:value="-0.17243" calcext:value-type="float">
            <text:p>-0.17243</text:p>
          </table:table-cell>
          <table:table-cell table:formula="of:=[.A55]+[.C55]*[.$E55]" office:value-type="float" office:value="-0.1534180060182" calcext:value-type="float">
            <text:p>-0.153418006</text:p>
          </table:table-cell>
          <table:table-cell/>
          <table:table-cell table:formula="of:=[.G56]-[.A56]" office:value-type="float" office:value="0.000386993981800005" calcext:value-type="float">
            <text:p>0.000386994</text:p>
          </table:table-cell>
          <table:table-cell/>
          <table:table-cell office:value-type="float" office:value="-0.153805" calcext:value-type="float">
            <text:p>-0.153805</text:p>
          </table:table-cell>
          <table:table-cell office:value-type="float" office:value="-0.137229" calcext:value-type="float">
            <text:p>-0.137229</text:p>
          </table:table-cell>
          <table:table-cell table:formula="of:=[.A56]-[.K56]" office:value-type="float" office:value="0" calcext:value-type="float">
            <text:p>0</text:p>
          </table:table-cell>
          <table:table-cell table:formula="of:=[.B56]-[.L56]" office:value-type="float" office:value="0" calcext:value-type="float">
            <text:p>0</text:p>
          </table:table-cell>
          <table:table-cell table:number-columns-repeated="4"/>
          <table:table-cell table:formula="of:=[.I56]-[.$Q$1]" office:value-type="float" office:value="0.000331749460440008" calcext:value-type="float">
            <text:p>0.0003317495</text:p>
          </table:table-cell>
          <table:table-cell table:formula="of:=ABS([.$S56])&lt;[.$Q$2]" office:value-type="boolean" office:boolean-value="false" calcext:value-type="boolean">
            <text:p>FALSCH</text:p>
          </table:table-cell>
          <table:table-cell table:formula="of:=ABS([.$S56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165379" calcext:value-type="float">
            <text:p>-0.165379</text:p>
          </table:table-cell>
          <table:table-cell office:value-type="float" office:value="-0.134623" calcext:value-type="float">
            <text:p>-0.134623</text:p>
          </table:table-cell>
          <table:table-cell office:value-type="float" office:value="-5.1501" calcext:value-type="float">
            <text:p>-5.1501</text:p>
          </table:table-cell>
          <table:table-cell office:value-type="float" office:value="1.15949" calcext:value-type="float">
            <text:p>1.15949</text:p>
          </table:table-cell>
          <table:table-cell office:value-type="float" office:value="0.00224719" calcext:value-type="float">
            <text:p>0.00224719</text:p>
          </table:table-cell>
          <table:table-cell table:formula="of:=[.C57]-[.C56]" office:value-type="float" office:value="0.18211" calcext:value-type="float">
            <text:p>0.18211</text:p>
          </table:table-cell>
          <table:table-cell table:formula="of:=[.A56]+[.C56]*[.$E56]" office:value-type="float" office:value="-0.1657874889899" calcext:value-type="float">
            <text:p>-0.165787489</text:p>
          </table:table-cell>
          <table:table-cell/>
          <table:table-cell table:formula="of:=[.G57]-[.A57]" office:value-type="float" office:value="-0.000408488989900008" calcext:value-type="float">
            <text:p>-0.000408489</text:p>
          </table:table-cell>
          <table:table-cell/>
          <table:table-cell office:value-type="float" office:value="-0.165379" calcext:value-type="float">
            <text:p>-0.165379</text:p>
          </table:table-cell>
          <table:table-cell office:value-type="float" office:value="-0.134623" calcext:value-type="float">
            <text:p>-0.134623</text:p>
          </table:table-cell>
          <table:table-cell table:formula="of:=[.A57]-[.K57]" office:value-type="float" office:value="0" calcext:value-type="float">
            <text:p>0</text:p>
          </table:table-cell>
          <table:table-cell table:formula="of:=[.B57]-[.L57]" office:value-type="float" office:value="0" calcext:value-type="float">
            <text:p>0</text:p>
          </table:table-cell>
          <table:table-cell table:number-columns-repeated="4"/>
          <table:table-cell table:formula="of:=[.I57]-[.$Q$1]" office:value-type="float" office:value="-0.000463733511260004" calcext:value-type="float">
            <text:p>-0.0004637335</text:p>
          </table:table-cell>
          <table:table-cell table:formula="of:=ABS([.$S57])&lt;[.$Q$2]" office:value-type="boolean" office:boolean-value="false" calcext:value-type="boolean">
            <text:p>FALSCH</text:p>
          </table:table-cell>
          <table:table-cell table:formula="of:=ABS([.$S57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17717" calcext:value-type="float">
            <text:p>-0.17717</text:p>
          </table:table-cell>
          <table:table-cell office:value-type="float" office:value="-0.131293" calcext:value-type="float">
            <text:p>-0.131293</text:p>
          </table:table-cell>
          <table:table-cell office:value-type="float" office:value="-5.24732" calcext:value-type="float">
            <text:p>-5.24732</text:p>
          </table:table-cell>
          <table:table-cell office:value-type="float" office:value="1.48201" calcext:value-type="float">
            <text:p>1.48201</text:p>
          </table:table-cell>
          <table:table-cell office:value-type="float" office:value="0.00224719" calcext:value-type="float">
            <text:p>0.00224719</text:p>
          </table:table-cell>
          <table:table-cell table:formula="of:=[.C58]-[.C57]" office:value-type="float" office:value="-0.0972200000000001" calcext:value-type="float">
            <text:p>-0.09722</text:p>
          </table:table-cell>
          <table:table-cell table:formula="of:=[.A57]+[.C57]*[.$E57]" office:value-type="float" office:value="-0.176952253219" calcext:value-type="float">
            <text:p>-0.1769522532</text:p>
          </table:table-cell>
          <table:table-cell/>
          <table:table-cell table:formula="of:=[.G58]-[.A58]" office:value-type="float" office:value="0.000217746781000033" calcext:value-type="float">
            <text:p>0.0002177468</text:p>
          </table:table-cell>
          <table:table-cell/>
          <table:table-cell office:value-type="float" office:value="-0.17717" calcext:value-type="float">
            <text:p>-0.17717</text:p>
          </table:table-cell>
          <table:table-cell office:value-type="float" office:value="-0.131293" calcext:value-type="float">
            <text:p>-0.131293</text:p>
          </table:table-cell>
          <table:table-cell table:formula="of:=[.A58]-[.K58]" office:value-type="float" office:value="0" calcext:value-type="float">
            <text:p>0</text:p>
          </table:table-cell>
          <table:table-cell table:formula="of:=[.B58]-[.L58]" office:value-type="float" office:value="0" calcext:value-type="float">
            <text:p>0</text:p>
          </table:table-cell>
          <table:table-cell table:number-columns-repeated="4"/>
          <table:table-cell table:formula="of:=[.I58]-[.$Q$1]" office:value-type="float" office:value="0.000162502259640037" calcext:value-type="float">
            <text:p>0.0001625023</text:p>
          </table:table-cell>
          <table:table-cell table:formula="of:=ABS([.$S58])&lt;[.$Q$2]" office:value-type="boolean" office:boolean-value="true" calcext:value-type="boolean">
            <text:p>WAHR</text:p>
          </table:table-cell>
          <table:table-cell table:formula="of:=ABS([.$S58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188638" calcext:value-type="float">
            <text:p>-0.188638</text:p>
          </table:table-cell>
          <table:table-cell office:value-type="float" office:value="-0.128335" calcext:value-type="float">
            <text:p>-0.128335</text:p>
          </table:table-cell>
          <table:table-cell office:value-type="float" office:value="-5.10289" calcext:value-type="float">
            <text:p>-5.10289</text:p>
          </table:table-cell>
          <table:table-cell office:value-type="float" office:value="1.31629" calcext:value-type="float">
            <text:p>1.31629</text:p>
          </table:table-cell>
          <table:table-cell office:value-type="float" office:value="0.00224719" calcext:value-type="float">
            <text:p>0.00224719</text:p>
          </table:table-cell>
          <table:table-cell table:formula="of:=[.C59]-[.C58]" office:value-type="float" office:value="0.14443" calcext:value-type="float">
            <text:p>0.14443</text:p>
          </table:table-cell>
          <table:table-cell table:formula="of:=[.A58]+[.C58]*[.$E58]" office:value-type="float" office:value="-0.1889617250308" calcext:value-type="float">
            <text:p>-0.188961725</text:p>
          </table:table-cell>
          <table:table-cell/>
          <table:table-cell table:formula="of:=[.G59]-[.A59]" office:value-type="float" office:value="-0.000323725030800026" calcext:value-type="float">
            <text:p>-0.000323725</text:p>
          </table:table-cell>
          <table:table-cell/>
          <table:table-cell office:value-type="float" office:value="-0.188638" calcext:value-type="float">
            <text:p>-0.188638</text:p>
          </table:table-cell>
          <table:table-cell office:value-type="float" office:value="-0.128335" calcext:value-type="float">
            <text:p>-0.128335</text:p>
          </table:table-cell>
          <table:table-cell table:formula="of:=[.A59]-[.K59]" office:value-type="float" office:value="0" calcext:value-type="float">
            <text:p>0</text:p>
          </table:table-cell>
          <table:table-cell table:formula="of:=[.B59]-[.L59]" office:value-type="float" office:value="0" calcext:value-type="float">
            <text:p>0</text:p>
          </table:table-cell>
          <table:table-cell table:number-columns-repeated="4"/>
          <table:table-cell table:formula="of:=[.I59]-[.$Q$1]" office:value-type="float" office:value="-0.000378969552160023" calcext:value-type="float">
            <text:p>-0.0003789696</text:p>
          </table:table-cell>
          <table:table-cell table:formula="of:=ABS([.$S59])&lt;[.$Q$2]" office:value-type="boolean" office:boolean-value="false" calcext:value-type="boolean">
            <text:p>FALSCH</text:p>
          </table:table-cell>
          <table:table-cell table:formula="of:=ABS([.$S59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20003" calcext:value-type="float">
            <text:p>-0.20003</text:p>
          </table:table-cell>
          <table:table-cell office:value-type="float" office:value="-0.125696" calcext:value-type="float">
            <text:p>-0.125696</text:p>
          </table:table-cell>
          <table:table-cell office:value-type="float" office:value="-5.06966" calcext:value-type="float">
            <text:p>-5.06966</text:p>
          </table:table-cell>
          <table:table-cell office:value-type="float" office:value="1.17436" calcext:value-type="float">
            <text:p>1.17436</text:p>
          </table:table-cell>
          <table:table-cell office:value-type="float" office:value="0.00224719" calcext:value-type="float">
            <text:p>0.00224719</text:p>
          </table:table-cell>
          <table:table-cell table:formula="of:=[.C60]-[.C59]" office:value-type="float" office:value="0.0332300000000005" calcext:value-type="float">
            <text:p>0.03323</text:p>
          </table:table-cell>
          <table:table-cell table:formula="of:=[.A59]+[.C59]*[.$E59]" office:value-type="float" office:value="-0.2001051633791" calcext:value-type="float">
            <text:p>-0.2001051634</text:p>
          </table:table-cell>
          <table:table-cell/>
          <table:table-cell table:formula="of:=[.G60]-[.A60]" office:value-type="float" office:value="-0.0000751633790999906" calcext:value-type="float">
            <text:p>-7.51633790999906E-005</text:p>
          </table:table-cell>
          <table:table-cell/>
          <table:table-cell office:value-type="float" office:value="-0.20003" calcext:value-type="float">
            <text:p>-0.20003</text:p>
          </table:table-cell>
          <table:table-cell office:value-type="float" office:value="-0.125696" calcext:value-type="float">
            <text:p>-0.125696</text:p>
          </table:table-cell>
          <table:table-cell table:formula="of:=[.A60]-[.K60]" office:value-type="float" office:value="0" calcext:value-type="float">
            <text:p>0</text:p>
          </table:table-cell>
          <table:table-cell table:formula="of:=[.B60]-[.L60]" office:value-type="float" office:value="0" calcext:value-type="float">
            <text:p>0</text:p>
          </table:table-cell>
          <table:table-cell table:number-columns-repeated="4"/>
          <table:table-cell table:formula="of:=[.I60]-[.$Q$1]" office:value-type="float" office:value="-0.000130407900459987" calcext:value-type="float">
            <text:p>-0.0001304079</text:p>
          </table:table-cell>
          <table:table-cell table:formula="of:=ABS([.$S60])&lt;[.$Q$2]" office:value-type="boolean" office:boolean-value="true" calcext:value-type="boolean">
            <text:p>WAHR</text:p>
          </table:table-cell>
          <table:table-cell table:formula="of:=ABS([.$S60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211412" calcext:value-type="float">
            <text:p>-0.211412</text:p>
          </table:table-cell>
          <table:table-cell office:value-type="float" office:value="-0.122552" calcext:value-type="float">
            <text:p>-0.122552</text:p>
          </table:table-cell>
          <table:table-cell office:value-type="float" office:value="-5.06485" calcext:value-type="float">
            <text:p>-5.06485</text:p>
          </table:table-cell>
          <table:table-cell office:value-type="float" office:value="1.39887" calcext:value-type="float">
            <text:p>1.39887</text:p>
          </table:table-cell>
          <table:table-cell office:value-type="float" office:value="0.00224719" calcext:value-type="float">
            <text:p>0.00224719</text:p>
          </table:table-cell>
          <table:table-cell table:formula="of:=[.C61]-[.C60]" office:value-type="float" office:value="0.00480999999999998" calcext:value-type="float">
            <text:p>0.00481</text:p>
          </table:table-cell>
          <table:table-cell table:formula="of:=[.A60]+[.C60]*[.$E60]" office:value-type="float" office:value="-0.2114224892554" calcext:value-type="float">
            <text:p>-0.2114224893</text:p>
          </table:table-cell>
          <table:table-cell/>
          <table:table-cell table:formula="of:=[.G61]-[.A61]" office:value-type="float" office:value="-0.0000104892554000369" calcext:value-type="float">
            <text:p>-1.04892554000369E-005</text:p>
          </table:table-cell>
          <table:table-cell/>
          <table:table-cell office:value-type="float" office:value="-0.211412" calcext:value-type="float">
            <text:p>-0.211412</text:p>
          </table:table-cell>
          <table:table-cell office:value-type="float" office:value="-0.122552" calcext:value-type="float">
            <text:p>-0.122552</text:p>
          </table:table-cell>
          <table:table-cell table:formula="of:=[.A61]-[.K61]" office:value-type="float" office:value="0" calcext:value-type="float">
            <text:p>0</text:p>
          </table:table-cell>
          <table:table-cell table:formula="of:=[.B61]-[.L61]" office:value-type="float" office:value="0" calcext:value-type="float">
            <text:p>0</text:p>
          </table:table-cell>
          <table:table-cell table:number-columns-repeated="4"/>
          <table:table-cell table:formula="of:=[.I61]-[.$Q$1]" office:value-type="float" office:value="-0.0000657337767600334" calcext:value-type="float">
            <text:p>-6.57337767600334E-005</text:p>
          </table:table-cell>
          <table:table-cell table:formula="of:=ABS([.$S61])&lt;[.$Q$2]" office:value-type="boolean" office:boolean-value="true" calcext:value-type="boolean">
            <text:p>WAHR</text:p>
          </table:table-cell>
          <table:table-cell table:formula="of:=ABS([.$S61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222755" calcext:value-type="float">
            <text:p>-0.222755</text:p>
          </table:table-cell>
          <table:table-cell office:value-type="float" office:value="-0.119814" calcext:value-type="float">
            <text:p>-0.119814</text:p>
          </table:table-cell>
          <table:table-cell office:value-type="float" office:value="-5.04797" calcext:value-type="float">
            <text:p>-5.04797</text:p>
          </table:table-cell>
          <table:table-cell office:value-type="float" office:value="1.21869" calcext:value-type="float">
            <text:p>1.21869</text:p>
          </table:table-cell>
          <table:table-cell office:value-type="float" office:value="0.00224719" calcext:value-type="float">
            <text:p>0.00224719</text:p>
          </table:table-cell>
          <table:table-cell table:formula="of:=[.C62]-[.C61]" office:value-type="float" office:value="0.0168799999999996" calcext:value-type="float">
            <text:p>0.01688</text:p>
          </table:table-cell>
          <table:table-cell table:formula="of:=[.A61]+[.C61]*[.$E61]" office:value-type="float" office:value="-0.2227936802715" calcext:value-type="float">
            <text:p>-0.2227936803</text:p>
          </table:table-cell>
          <table:table-cell/>
          <table:table-cell table:formula="of:=[.G62]-[.A62]" office:value-type="float" office:value="-0.0000386802715000023" calcext:value-type="float">
            <text:p>-3.86802715000023E-005</text:p>
          </table:table-cell>
          <table:table-cell/>
          <table:table-cell office:value-type="float" office:value="-0.222755" calcext:value-type="float">
            <text:p>-0.222755</text:p>
          </table:table-cell>
          <table:table-cell office:value-type="float" office:value="-0.119814" calcext:value-type="float">
            <text:p>-0.119814</text:p>
          </table:table-cell>
          <table:table-cell table:formula="of:=[.A62]-[.K62]" office:value-type="float" office:value="0" calcext:value-type="float">
            <text:p>0</text:p>
          </table:table-cell>
          <table:table-cell table:formula="of:=[.B62]-[.L62]" office:value-type="float" office:value="0" calcext:value-type="float">
            <text:p>0</text:p>
          </table:table-cell>
          <table:table-cell table:number-columns-repeated="4"/>
          <table:table-cell table:formula="of:=[.I62]-[.$Q$1]" office:value-type="float" office:value="-0.0000939247928599988" calcext:value-type="float">
            <text:p>-9.39247928599988E-005</text:p>
          </table:table-cell>
          <table:table-cell table:formula="of:=ABS([.$S62])&lt;[.$Q$2]" office:value-type="boolean" office:boolean-value="true" calcext:value-type="boolean">
            <text:p>WAHR</text:p>
          </table:table-cell>
          <table:table-cell table:formula="of:=ABS([.$S62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234014" calcext:value-type="float">
            <text:p>-0.234014</text:p>
          </table:table-cell>
          <table:table-cell office:value-type="float" office:value="-0.116897" calcext:value-type="float">
            <text:p>-0.116897</text:p>
          </table:table-cell>
          <table:table-cell office:value-type="float" office:value="-5.00995" calcext:value-type="float">
            <text:p>-5.00995</text:p>
          </table:table-cell>
          <table:table-cell office:value-type="float" office:value="1.2977" calcext:value-type="float">
            <text:p>1.2977</text:p>
          </table:table-cell>
          <table:table-cell office:value-type="float" office:value="0.00224719" calcext:value-type="float">
            <text:p>0.00224719</text:p>
          </table:table-cell>
          <table:table-cell table:formula="of:=[.C63]-[.C62]" office:value-type="float" office:value="0.0380200000000004" calcext:value-type="float">
            <text:p>0.03802</text:p>
          </table:table-cell>
          <table:table-cell table:formula="of:=[.A62]+[.C62]*[.$E62]" office:value-type="float" office:value="-0.2340987477043" calcext:value-type="float">
            <text:p>-0.2340987477</text:p>
          </table:table-cell>
          <table:table-cell/>
          <table:table-cell table:formula="of:=[.G63]-[.A63]" office:value-type="float" office:value="-0.0000847477042999756" calcext:value-type="float">
            <text:p>-8.47477042999756E-005</text:p>
          </table:table-cell>
          <table:table-cell/>
          <table:table-cell office:value-type="float" office:value="-0.234014" calcext:value-type="float">
            <text:p>-0.234014</text:p>
          </table:table-cell>
          <table:table-cell office:value-type="float" office:value="-0.116897" calcext:value-type="float">
            <text:p>-0.116897</text:p>
          </table:table-cell>
          <table:table-cell table:formula="of:=[.A63]-[.K63]" office:value-type="float" office:value="0" calcext:value-type="float">
            <text:p>0</text:p>
          </table:table-cell>
          <table:table-cell table:formula="of:=[.B63]-[.L63]" office:value-type="float" office:value="0" calcext:value-type="float">
            <text:p>0</text:p>
          </table:table-cell>
          <table:table-cell table:number-columns-repeated="4"/>
          <table:table-cell table:formula="of:=[.I63]-[.$Q$1]" office:value-type="float" office:value="-0.000139992225659972" calcext:value-type="float">
            <text:p>-0.0001399922</text:p>
          </table:table-cell>
          <table:table-cell table:formula="of:=ABS([.$S63])&lt;[.$Q$2]" office:value-type="boolean" office:boolean-value="true" calcext:value-type="boolean">
            <text:p>WAHR</text:p>
          </table:table-cell>
          <table:table-cell table:formula="of:=ABS([.$S63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245312" calcext:value-type="float">
            <text:p>-0.245312</text:p>
          </table:table-cell>
          <table:table-cell office:value-type="float" office:value="-0.113763" calcext:value-type="float">
            <text:p>-0.113763</text:p>
          </table:table-cell>
          <table:table-cell office:value-type="float" office:value="-5.02758" calcext:value-type="float">
            <text:p>-5.02758</text:p>
          </table:table-cell>
          <table:table-cell office:value-type="float" office:value="1.39496" calcext:value-type="float">
            <text:p>1.39496</text:p>
          </table:table-cell>
          <table:table-cell office:value-type="float" office:value="0.00224719" calcext:value-type="float">
            <text:p>0.00224719</text:p>
          </table:table-cell>
          <table:table-cell table:formula="of:=[.C64]-[.C63]" office:value-type="float" office:value="-0.0176300000000005" calcext:value-type="float">
            <text:p>-0.01763</text:p>
          </table:table-cell>
          <table:table-cell table:formula="of:=[.A63]+[.C63]*[.$E63]" office:value-type="float" office:value="-0.2452723095405" calcext:value-type="float">
            <text:p>-0.2452723095</text:p>
          </table:table-cell>
          <table:table-cell/>
          <table:table-cell table:formula="of:=[.G64]-[.A64]" office:value-type="float" office:value="0.0000396904595000025" calcext:value-type="float">
            <text:p>3.96904595000025E-005</text:p>
          </table:table-cell>
          <table:table-cell/>
          <table:table-cell office:value-type="float" office:value="-0.245312" calcext:value-type="float">
            <text:p>-0.245312</text:p>
          </table:table-cell>
          <table:table-cell office:value-type="float" office:value="-0.113763" calcext:value-type="float">
            <text:p>-0.113763</text:p>
          </table:table-cell>
          <table:table-cell table:formula="of:=[.A64]-[.K64]" office:value-type="float" office:value="0" calcext:value-type="float">
            <text:p>0</text:p>
          </table:table-cell>
          <table:table-cell table:formula="of:=[.B64]-[.L64]" office:value-type="float" office:value="0" calcext:value-type="float">
            <text:p>0</text:p>
          </table:table-cell>
          <table:table-cell table:number-columns-repeated="4"/>
          <table:table-cell table:formula="of:=[.I64]-[.$Q$1]" office:value-type="float" office:value="-0.000015554061859994" calcext:value-type="float">
            <text:p>-1.5554061859994E-005</text:p>
          </table:table-cell>
          <table:table-cell table:formula="of:=ABS([.$S64])&lt;[.$Q$2]" office:value-type="boolean" office:boolean-value="true" calcext:value-type="boolean">
            <text:p>WAHR</text:p>
          </table:table-cell>
          <table:table-cell table:formula="of:=ABS([.$S64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256196" calcext:value-type="float">
            <text:p>-0.256196</text:p>
          </table:table-cell>
          <table:table-cell office:value-type="float" office:value="-0.111583" calcext:value-type="float">
            <text:p>-0.111583</text:p>
          </table:table-cell>
          <table:table-cell office:value-type="float" office:value="-4.84367" calcext:value-type="float">
            <text:p>-4.84367</text:p>
          </table:table-cell>
          <table:table-cell office:value-type="float" office:value="0.969952" calcext:value-type="float">
            <text:p>0.969952</text:p>
          </table:table-cell>
          <table:table-cell office:value-type="float" office:value="0.00224719" calcext:value-type="float">
            <text:p>0.00224719</text:p>
          </table:table-cell>
          <table:table-cell table:formula="of:=[.C65]-[.C64]" office:value-type="float" office:value="0.18391" calcext:value-type="float">
            <text:p>0.18391</text:p>
          </table:table-cell>
          <table:table-cell table:formula="of:=[.A64]+[.C64]*[.$E64]" office:value-type="float" office:value="-0.2566099275002" calcext:value-type="float">
            <text:p>-0.2566099275</text:p>
          </table:table-cell>
          <table:table-cell/>
          <table:table-cell table:formula="of:=[.G65]-[.A65]" office:value-type="float" office:value="-0.000413927500200029" calcext:value-type="float">
            <text:p>-0.0004139275</text:p>
          </table:table-cell>
          <table:table-cell/>
          <table:table-cell office:value-type="float" office:value="-0.256196" calcext:value-type="float">
            <text:p>-0.256196</text:p>
          </table:table-cell>
          <table:table-cell office:value-type="float" office:value="-0.111583" calcext:value-type="float">
            <text:p>-0.111583</text:p>
          </table:table-cell>
          <table:table-cell table:formula="of:=[.A65]-[.K65]" office:value-type="float" office:value="0" calcext:value-type="float">
            <text:p>0</text:p>
          </table:table-cell>
          <table:table-cell table:formula="of:=[.B65]-[.L65]" office:value-type="float" office:value="0" calcext:value-type="float">
            <text:p>0</text:p>
          </table:table-cell>
          <table:table-cell table:number-columns-repeated="4"/>
          <table:table-cell table:formula="of:=[.I65]-[.$Q$1]" office:value-type="float" office:value="-0.000469172021560025" calcext:value-type="float">
            <text:p>-0.000469172</text:p>
          </table:table-cell>
          <table:table-cell table:formula="of:=ABS([.$S65])&lt;[.$Q$2]" office:value-type="boolean" office:boolean-value="false" calcext:value-type="boolean">
            <text:p>FALSCH</text:p>
          </table:table-cell>
          <table:table-cell table:formula="of:=ABS([.$S65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267407" calcext:value-type="float">
            <text:p>-0.267407</text:p>
          </table:table-cell>
          <table:table-cell office:value-type="float" office:value="-0.108265" calcext:value-type="float">
            <text:p>-0.108265</text:p>
          </table:table-cell>
          <table:table-cell office:value-type="float" office:value="-4.98862" calcext:value-type="float">
            <text:p>-4.98862</text:p>
          </table:table-cell>
          <table:table-cell office:value-type="float" office:value="1.4766" calcext:value-type="float">
            <text:p>1.4766</text:p>
          </table:table-cell>
          <table:table-cell office:value-type="float" office:value="0.00224719" calcext:value-type="float">
            <text:p>0.00224719</text:p>
          </table:table-cell>
          <table:table-cell table:formula="of:=[.C66]-[.C65]" office:value-type="float" office:value="-0.14495" calcext:value-type="float">
            <text:p>-0.14495</text:p>
          </table:table-cell>
          <table:table-cell table:formula="of:=[.A65]+[.C65]*[.$E65]" office:value-type="float" office:value="-0.2670806467873" calcext:value-type="float">
            <text:p>-0.2670806468</text:p>
          </table:table-cell>
          <table:table-cell/>
          <table:table-cell table:formula="of:=[.G66]-[.A66]" office:value-type="float" office:value="0.000326353212700026" calcext:value-type="float">
            <text:p>0.0003263532</text:p>
          </table:table-cell>
          <table:table-cell/>
          <table:table-cell office:value-type="float" office:value="-0.267407" calcext:value-type="float">
            <text:p>-0.267407</text:p>
          </table:table-cell>
          <table:table-cell office:value-type="float" office:value="-0.108265" calcext:value-type="float">
            <text:p>-0.108265</text:p>
          </table:table-cell>
          <table:table-cell table:formula="of:=[.A66]-[.K66]" office:value-type="float" office:value="0" calcext:value-type="float">
            <text:p>0</text:p>
          </table:table-cell>
          <table:table-cell table:formula="of:=[.B66]-[.L66]" office:value-type="float" office:value="0" calcext:value-type="float">
            <text:p>0</text:p>
          </table:table-cell>
          <table:table-cell table:number-columns-repeated="4"/>
          <table:table-cell table:formula="of:=[.I66]-[.$Q$1]" office:value-type="float" office:value="0.000271108691340029" calcext:value-type="float">
            <text:p>0.0002711087</text:p>
          </table:table-cell>
          <table:table-cell table:formula="of:=ABS([.$S66])&lt;[.$Q$2]" office:value-type="boolean" office:boolean-value="false" calcext:value-type="boolean">
            <text:p>FALSCH</text:p>
          </table:table-cell>
          <table:table-cell table:formula="of:=ABS([.$S66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278218" calcext:value-type="float">
            <text:p>-0.278218</text:p>
          </table:table-cell>
          <table:table-cell office:value-type="float" office:value="-0.105587" calcext:value-type="float">
            <text:p>-0.105587</text:p>
          </table:table-cell>
          <table:table-cell office:value-type="float" office:value="-4.81099" calcext:value-type="float">
            <text:p>-4.81099</text:p>
          </table:table-cell>
          <table:table-cell office:value-type="float" office:value="1.19187" calcext:value-type="float">
            <text:p>1.19187</text:p>
          </table:table-cell>
          <table:table-cell office:value-type="float" office:value="0.00224719" calcext:value-type="float">
            <text:p>0.00224719</text:p>
          </table:table-cell>
          <table:table-cell table:formula="of:=[.C67]-[.C66]" office:value-type="float" office:value="0.17763" calcext:value-type="float">
            <text:p>0.17763</text:p>
          </table:table-cell>
          <table:table-cell table:formula="of:=[.A66]+[.C66]*[.$E66]" office:value-type="float" office:value="-0.2786173769778" calcext:value-type="float">
            <text:p>-0.278617377</text:p>
          </table:table-cell>
          <table:table-cell/>
          <table:table-cell table:formula="of:=[.G67]-[.A67]" office:value-type="float" office:value="-0.000399376977800014" calcext:value-type="float">
            <text:p>-0.000399377</text:p>
          </table:table-cell>
          <table:table-cell/>
          <table:table-cell office:value-type="float" office:value="-0.278218" calcext:value-type="float">
            <text:p>-0.278218</text:p>
          </table:table-cell>
          <table:table-cell office:value-type="float" office:value="-0.105587" calcext:value-type="float">
            <text:p>-0.105587</text:p>
          </table:table-cell>
          <table:table-cell table:formula="of:=[.A67]-[.K67]" office:value-type="float" office:value="0" calcext:value-type="float">
            <text:p>0</text:p>
          </table:table-cell>
          <table:table-cell table:formula="of:=[.B67]-[.L67]" office:value-type="float" office:value="0" calcext:value-type="float">
            <text:p>0</text:p>
          </table:table-cell>
          <table:table-cell table:number-columns-repeated="4"/>
          <table:table-cell table:formula="of:=[.I67]-[.$Q$1]" office:value-type="float" office:value="-0.000454621499160011" calcext:value-type="float">
            <text:p>-0.0004546215</text:p>
          </table:table-cell>
          <table:table-cell table:formula="of:=ABS([.$S67])&lt;[.$Q$2]" office:value-type="boolean" office:boolean-value="false" calcext:value-type="boolean">
            <text:p>FALSCH</text:p>
          </table:table-cell>
          <table:table-cell table:formula="of:=ABS([.$S67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28931" calcext:value-type="float">
            <text:p>-0.28931</text:p>
          </table:table-cell>
          <table:table-cell office:value-type="float" office:value="-0.102704" calcext:value-type="float">
            <text:p>-0.102704</text:p>
          </table:table-cell>
          <table:table-cell office:value-type="float" office:value="-4.93619" calcext:value-type="float">
            <text:p>-4.93619</text:p>
          </table:table-cell>
          <table:table-cell office:value-type="float" office:value="1.28268" calcext:value-type="float">
            <text:p>1.28268</text:p>
          </table:table-cell>
          <table:table-cell office:value-type="float" office:value="0.00224719" calcext:value-type="float">
            <text:p>0.00224719</text:p>
          </table:table-cell>
          <table:table-cell table:formula="of:=[.C68]-[.C67]" office:value-type="float" office:value="-0.1252" calcext:value-type="float">
            <text:p>-0.1252</text:p>
          </table:table-cell>
          <table:table-cell table:formula="of:=[.A67]+[.C67]*[.$E67]" office:value-type="float" office:value="-0.2890292086181" calcext:value-type="float">
            <text:p>-0.2890292086</text:p>
          </table:table-cell>
          <table:table-cell/>
          <table:table-cell table:formula="of:=[.G68]-[.A68]" office:value-type="float" office:value="0.00028079138190007" calcext:value-type="float">
            <text:p>0.0002807914</text:p>
          </table:table-cell>
          <table:table-cell/>
          <table:table-cell office:value-type="float" office:value="-0.28931" calcext:value-type="float">
            <text:p>-0.28931</text:p>
          </table:table-cell>
          <table:table-cell office:value-type="float" office:value="-0.102704" calcext:value-type="float">
            <text:p>-0.102704</text:p>
          </table:table-cell>
          <table:table-cell table:formula="of:=[.A68]-[.K68]" office:value-type="float" office:value="0" calcext:value-type="float">
            <text:p>0</text:p>
          </table:table-cell>
          <table:table-cell table:formula="of:=[.B68]-[.L68]" office:value-type="float" office:value="0" calcext:value-type="float">
            <text:p>0</text:p>
          </table:table-cell>
          <table:table-cell table:number-columns-repeated="4"/>
          <table:table-cell table:formula="of:=[.I68]-[.$Q$1]" office:value-type="float" office:value="0.000225546860540073" calcext:value-type="float">
            <text:p>0.0002255469</text:p>
          </table:table-cell>
          <table:table-cell table:formula="of:=ABS([.$S68])&lt;[.$Q$2]" office:value-type="boolean" office:boolean-value="true" calcext:value-type="boolean">
            <text:p>WAHR</text:p>
          </table:table-cell>
          <table:table-cell table:formula="of:=ABS([.$S68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300215" calcext:value-type="float">
            <text:p>-0.300215</text:p>
          </table:table-cell>
          <table:table-cell office:value-type="float" office:value="-0.0996622" calcext:value-type="float">
            <text:p>-0.0996622</text:p>
          </table:table-cell>
          <table:table-cell office:value-type="float" office:value="-4.85235" calcext:value-type="float">
            <text:p>-4.85235</text:p>
          </table:table-cell>
          <table:table-cell office:value-type="float" office:value="1.35366" calcext:value-type="float">
            <text:p>1.35366</text:p>
          </table:table-cell>
          <table:table-cell office:value-type="float" office:value="0.00224719" calcext:value-type="float">
            <text:p>0.00224719</text:p>
          </table:table-cell>
          <table:table-cell table:formula="of:=[.C69]-[.C68]" office:value-type="float" office:value="0.0838399999999995" calcext:value-type="float">
            <text:p>0.08384</text:p>
          </table:table-cell>
          <table:table-cell table:formula="of:=[.A68]+[.C68]*[.$E68]" office:value-type="float" office:value="-0.3004025568061" calcext:value-type="float">
            <text:p>-0.3004025568</text:p>
          </table:table-cell>
          <table:table-cell/>
          <table:table-cell table:formula="of:=[.G69]-[.A69]" office:value-type="float" office:value="-0.000187556806099998" calcext:value-type="float">
            <text:p>-0.0001875568</text:p>
          </table:table-cell>
          <table:table-cell/>
          <table:table-cell office:value-type="float" office:value="-0.300215" calcext:value-type="float">
            <text:p>-0.300215</text:p>
          </table:table-cell>
          <table:table-cell office:value-type="float" office:value="-0.0996622" calcext:value-type="float">
            <text:p>-0.0996622</text:p>
          </table:table-cell>
          <table:table-cell table:formula="of:=[.A69]-[.K69]" office:value-type="float" office:value="0" calcext:value-type="float">
            <text:p>0</text:p>
          </table:table-cell>
          <table:table-cell table:formula="of:=[.B69]-[.L69]" office:value-type="float" office:value="0" calcext:value-type="float">
            <text:p>0</text:p>
          </table:table-cell>
          <table:table-cell table:number-columns-repeated="4"/>
          <table:table-cell table:formula="of:=[.I69]-[.$Q$1]" office:value-type="float" office:value="-0.000242801327459994" calcext:value-type="float">
            <text:p>-0.0002428013</text:p>
          </table:table-cell>
          <table:table-cell table:formula="of:=ABS([.$S69])&lt;[.$Q$2]" office:value-type="boolean" office:boolean-value="false" calcext:value-type="boolean">
            <text:p>FALSCH</text:p>
          </table:table-cell>
          <table:table-cell table:formula="of:=ABS([.$S69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310944" calcext:value-type="float">
            <text:p>-0.310944</text:p>
          </table:table-cell>
          <table:table-cell office:value-type="float" office:value="-0.0972585" calcext:value-type="float">
            <text:p>-0.0972585</text:p>
          </table:table-cell>
          <table:table-cell office:value-type="float" office:value="-4.77465" calcext:value-type="float">
            <text:p>-4.77465</text:p>
          </table:table-cell>
          <table:table-cell office:value-type="float" office:value="1.06965" calcext:value-type="float">
            <text:p>1.06965</text:p>
          </table:table-cell>
          <table:table-cell office:value-type="float" office:value="0.00224719" calcext:value-type="float">
            <text:p>0.00224719</text:p>
          </table:table-cell>
          <table:table-cell table:formula="of:=[.C70]-[.C69]" office:value-type="float" office:value="0.0777000000000001" calcext:value-type="float">
            <text:p>0.0777</text:p>
          </table:table-cell>
          <table:table-cell table:formula="of:=[.A69]+[.C69]*[.$E69]" office:value-type="float" office:value="-0.3111191523965" calcext:value-type="float">
            <text:p>-0.3111191524</text:p>
          </table:table-cell>
          <table:table-cell/>
          <table:table-cell table:formula="of:=[.G70]-[.A70]" office:value-type="float" office:value="-0.000175152396500011" calcext:value-type="float">
            <text:p>-0.0001751524</text:p>
          </table:table-cell>
          <table:table-cell/>
          <table:table-cell office:value-type="float" office:value="-0.310944" calcext:value-type="float">
            <text:p>-0.310944</text:p>
          </table:table-cell>
          <table:table-cell office:value-type="float" office:value="-0.0972585" calcext:value-type="float">
            <text:p>-0.0972585</text:p>
          </table:table-cell>
          <table:table-cell table:formula="of:=[.A70]-[.K70]" office:value-type="float" office:value="0" calcext:value-type="float">
            <text:p>0</text:p>
          </table:table-cell>
          <table:table-cell table:formula="of:=[.B70]-[.L70]" office:value-type="float" office:value="0" calcext:value-type="float">
            <text:p>0</text:p>
          </table:table-cell>
          <table:table-cell table:number-columns-repeated="4"/>
          <table:table-cell table:formula="of:=[.I70]-[.$Q$1]" office:value-type="float" office:value="-0.000230396917860008" calcext:value-type="float">
            <text:p>-0.0002303969</text:p>
          </table:table-cell>
          <table:table-cell table:formula="of:=ABS([.$S70])&lt;[.$Q$2]" office:value-type="boolean" office:boolean-value="true" calcext:value-type="boolean">
            <text:p>WAHR</text:p>
          </table:table-cell>
          <table:table-cell table:formula="of:=ABS([.$S70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321834" calcext:value-type="float">
            <text:p>-0.321834</text:p>
          </table:table-cell>
          <table:table-cell office:value-type="float" office:value="-0.0941031" calcext:value-type="float">
            <text:p>-0.0941031</text:p>
          </table:table-cell>
          <table:table-cell office:value-type="float" office:value="-4.84585" calcext:value-type="float">
            <text:p>-4.84585</text:p>
          </table:table-cell>
          <table:table-cell office:value-type="float" office:value="1.40412" calcext:value-type="float">
            <text:p>1.40412</text:p>
          </table:table-cell>
          <table:table-cell office:value-type="float" office:value="0.00224719" calcext:value-type="float">
            <text:p>0.00224719</text:p>
          </table:table-cell>
          <table:table-cell table:formula="of:=[.C71]-[.C70]" office:value-type="float" office:value="-0.0712000000000002" calcext:value-type="float">
            <text:p>-0.0712</text:p>
          </table:table-cell>
          <table:table-cell table:formula="of:=[.A70]+[.C70]*[.$E70]" office:value-type="float" office:value="-0.3216735457335" calcext:value-type="float">
            <text:p>-0.3216735457</text:p>
          </table:table-cell>
          <table:table-cell/>
          <table:table-cell table:formula="of:=[.G71]-[.A71]" office:value-type="float" office:value="0.000160454266500021" calcext:value-type="float">
            <text:p>0.0001604543</text:p>
          </table:table-cell>
          <table:table-cell/>
          <table:table-cell office:value-type="float" office:value="-0.321834" calcext:value-type="float">
            <text:p>-0.321834</text:p>
          </table:table-cell>
          <table:table-cell office:value-type="float" office:value="-0.0941031" calcext:value-type="float">
            <text:p>-0.0941031</text:p>
          </table:table-cell>
          <table:table-cell table:formula="of:=[.A71]-[.K71]" office:value-type="float" office:value="0" calcext:value-type="float">
            <text:p>0</text:p>
          </table:table-cell>
          <table:table-cell table:formula="of:=[.B71]-[.L71]" office:value-type="float" office:value="0" calcext:value-type="float">
            <text:p>0</text:p>
          </table:table-cell>
          <table:table-cell table:number-columns-repeated="4"/>
          <table:table-cell table:formula="of:=[.I71]-[.$Q$1]" office:value-type="float" office:value="0.000105209745140024" calcext:value-type="float">
            <text:p>0.0001052097</text:p>
          </table:table-cell>
          <table:table-cell table:formula="of:=ABS([.$S71])&lt;[.$Q$2]" office:value-type="boolean" office:boolean-value="true" calcext:value-type="boolean">
            <text:p>WAHR</text:p>
          </table:table-cell>
          <table:table-cell table:formula="of:=ABS([.$S71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office:value-type="float" office:value="-0.332324" calcext:value-type="float">
            <text:p>-0.332324</text:p>
          </table:table-cell>
          <table:table-cell office:value-type="float" office:value="-0.0908074" calcext:value-type="float">
            <text:p>-0.0908074</text:p>
          </table:table-cell>
          <table:table-cell office:value-type="float" office:value="-4.66794" calcext:value-type="float">
            <text:p>-4.66794</text:p>
          </table:table-cell>
          <table:table-cell office:value-type="float" office:value="1.46661" calcext:value-type="float">
            <text:p>1.46661</text:p>
          </table:table-cell>
          <table:table-cell office:value-type="float" office:value="0.00224719" calcext:value-type="float">
            <text:p>0.00224719</text:p>
          </table:table-cell>
          <table:table-cell table:formula="of:=[.C72]-[.C71]" office:value-type="float" office:value="0.177910000000001" calcext:value-type="float">
            <text:p>0.17791</text:p>
          </table:table-cell>
          <table:table-cell table:formula="of:=[.A71]+[.C71]*[.$E71]" office:value-type="float" office:value="-0.3327235456615" calcext:value-type="float">
            <text:p>-0.3327235457</text:p>
          </table:table-cell>
          <table:table-cell/>
          <table:table-cell table:formula="of:=[.G72]-[.A72]" office:value-type="float" office:value="-0.000399545661500023" calcext:value-type="float">
            <text:p>-0.0003995457</text:p>
          </table:table-cell>
          <table:table-cell/>
          <table:table-cell office:value-type="float" office:value="-0.332324" calcext:value-type="float">
            <text:p>-0.332324</text:p>
          </table:table-cell>
          <table:table-cell office:value-type="float" office:value="-0.0908074" calcext:value-type="float">
            <text:p>-0.0908074</text:p>
          </table:table-cell>
          <table:table-cell table:formula="of:=[.A72]-[.K72]" office:value-type="float" office:value="0" calcext:value-type="float">
            <text:p>0</text:p>
          </table:table-cell>
          <table:table-cell table:formula="of:=[.B72]-[.L72]" office:value-type="float" office:value="0" calcext:value-type="float">
            <text:p>0</text:p>
          </table:table-cell>
          <table:table-cell table:number-columns-repeated="4"/>
          <table:table-cell table:formula="of:=[.I72]-[.$Q$1]" office:value-type="float" office:value="-0.000454790182860019" calcext:value-type="float">
            <text:p>-0.0004547902</text:p>
          </table:table-cell>
          <table:table-cell table:formula="of:=ABS([.$S72])&lt;[.$Q$2]" office:value-type="boolean" office:boolean-value="false" calcext:value-type="boolean">
            <text:p>FALSCH</text:p>
          </table:table-cell>
          <table:table-cell table:formula="of:=ABS([.$S72])&lt;2*[.$Q$2]" office:value-type="boolean" office:boolean-value="true" calcext:value-type="boolean">
            <text:p>WAHR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-0.342814" calcext:value-type="float">
            <text:p>-0.342814</text:p>
          </table:table-cell>
          <table:table-cell office:value-type="float" office:value="-0.0875116" calcext:value-type="float">
            <text:p>-0.0875116</text:p>
          </table:table-cell>
          <table:table-cell table:formula="of:=[.A73]-[.K73]" office:value-type="float" office:value="0.342814" calcext:value-type="float">
            <text:p>0.342814</text:p>
          </table:table-cell>
          <table:table-cell table:formula="of:=[.B73]-[.L73]" office:value-type="float" office:value="0.0875116" calcext:value-type="float">
            <text:p>0.0875116</text:p>
          </table:table-cell>
          <table:table-cell table:number-columns-repeated="5"/>
          <table:table-cell table:style-name="Default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.00.0000</text:date>, <text:time style:data-style-name="N2" text:time-value="14:32:01.26183698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7T15:12:00.117530960</dc:date>
    <dc:creator>Tino Gfroerer</dc:creator>
    <meta:editing-duration>PT1H44M32S</meta:editing-duration>
    <meta:editing-cycles>6</meta:editing-cycles>
    <meta:generator>LibreOffice/4.3.3.2$Linux_X86_64 LibreOffice_project/430m0$Build-2</meta:generator>
    <meta:document-statistic meta:table-count="1" meta:cell-count="1095" meta:object-count="0"/>
  </office:meta>
</office:document-meta>
</file>